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5in" fo:margin-left="0.0007in" fo:margin-top="0in" fo:margin-bottom="0in" table:align="left" style:writing-mode="page"/>
    </style:style>
    <style:style style:name="Table1.A" style:family="table-column">
      <style:table-column-properties style:column-width="1.666in"/>
    </style:style>
    <style:style style:name="Table1.B" style:family="table-column">
      <style:table-column-properties style:column-width="4.834in"/>
    </style:style>
    <style:style style:name="Table1.1" style:family="table-row">
      <style:table-row-properties fo:keep-together="auto"/>
    </style:style>
    <style:style style:name="Table1.A1" style:family="table-cell">
      <style:table-cell-properties style:vertical-align="middle" fo:background-color="#f2f7fb" fo:padding-left="0.0694in" fo:padding-right="0.0694in" fo:padding-top="0.0417in" fo:padding-bottom="0.0417in" fo:border="0.1pt solid #999999">
        <style:background-image/>
      </style:table-cell-properties>
    </style:style>
    <style:style style:name="Table1.B1" style:family="table-cell">
      <style:table-cell-properties style:vertical-align="middle" fo:background-color="#ffffff" fo:padding-left="0.0694in" fo:padding-right="0.0694in" fo:padding-top="0.0417in" fo:padding-bottom="0.0417in" fo:border="0.1pt solid #999999">
        <style:background-image/>
      </style:table-cell-properties>
    </style:style>
    <style:style style:name="Table2" style:family="table">
      <style:table-properties style:width="6.5in" fo:margin-left="0.0007in" fo:margin-top="0in" fo:margin-bottom="0in" table:align="left" style:writing-mode="page"/>
    </style:style>
    <style:style style:name="Table2.A" style:family="table-column">
      <style:table-column-properties style:column-width="0.8326in"/>
    </style:style>
    <style:style style:name="Table2.B" style:family="table-column">
      <style:table-column-properties style:column-width="0.8333in"/>
    </style:style>
    <style:style style:name="Table2.C" style:family="table-column">
      <style:table-column-properties style:column-width="1.6667in"/>
    </style:style>
    <style:style style:name="Table2.D" style:family="table-column">
      <style:table-column-properties style:column-width="3.1674in"/>
    </style:style>
    <style:style style:name="Table2.1" style:family="table-row">
      <style:table-row-properties fo:keep-together="auto"/>
    </style:style>
    <style:style style:name="Table2.A1" style:family="table-cell">
      <style:table-cell-properties style:vertical-align="middle" fo:background-color="#1f4e79" fo:padding-left="0.0694in" fo:padding-right="0.0694in" fo:padding-top="0.0417in" fo:padding-bottom="0.0417in" fo:border="0.1pt solid #999999">
        <style:background-image/>
      </style:table-cell-properties>
    </style:style>
    <style:style style:name="Table2.A2" style:family="table-cell">
      <style:table-cell-properties style:vertical-align="middle" fo:background-color="#ffffff" fo:padding-left="0.0694in" fo:padding-right="0.0694in" fo:padding-top="0.0417in" fo:padding-bottom="0.0417in" fo:border="0.1pt solid #999999">
        <style:background-image/>
      </style:table-cell-properties>
    </style:style>
    <style:style style:name="Table2.A3" style:family="table-cell">
      <style:table-cell-properties style:vertical-align="middle" fo:background-color="#f2f7fb" fo:padding-left="0.0694in" fo:padding-right="0.0694in" fo:padding-top="0.0417in" fo:padding-bottom="0.0417in" fo:border="0.1pt solid #999999">
        <style:background-image/>
      </style:table-cell-properties>
    </style:style>
    <style:style style:name="Table3" style:family="table">
      <style:table-properties style:width="6.5in" fo:margin-left="0.0007in" fo:margin-top="0in" fo:margin-bottom="0in" table:align="left" style:writing-mode="page"/>
    </style:style>
    <style:style style:name="Table3.A" style:family="table-column">
      <style:table-column-properties style:column-width="1.9438in"/>
    </style:style>
    <style:style style:name="Table3.B" style:family="table-column">
      <style:table-column-properties style:column-width="1.5285in"/>
    </style:style>
    <style:style style:name="Table3.C" style:family="table-column">
      <style:table-column-properties style:column-width="3.0278in"/>
    </style:style>
    <style:style style:name="Table3.1" style:family="table-row">
      <style:table-row-properties fo:keep-together="auto"/>
    </style:style>
    <style:style style:name="Table3.A1" style:family="table-cell">
      <style:table-cell-properties style:vertical-align="middle" fo:background-color="#1f4e79" fo:padding-left="0.0694in" fo:padding-right="0.0694in" fo:padding-top="0.0417in" fo:padding-bottom="0.0417in" fo:border="0.1pt solid #999999">
        <style:background-image/>
      </style:table-cell-properties>
    </style:style>
    <style:style style:name="Table3.A2" style:family="table-cell">
      <style:table-cell-properties style:vertical-align="middle" fo:background-color="#ffffff" fo:padding-left="0.0694in" fo:padding-right="0.0694in" fo:padding-top="0.0417in" fo:padding-bottom="0.0417in" fo:border="0.1pt solid #999999">
        <style:background-image/>
      </style:table-cell-properties>
    </style:style>
    <style:style style:name="Table3.A3" style:family="table-cell">
      <style:table-cell-properties style:vertical-align="middle" fo:background-color="#f2f7fb" fo:padding-left="0.0694in" fo:padding-right="0.0694in" fo:padding-top="0.0417in" fo:padding-bottom="0.0417in" fo:border="0.1pt solid #999999">
        <style:background-image/>
      </style:table-cell-properties>
    </style:style>
    <style:style style:name="Table4" style:family="table">
      <style:table-properties style:width="6.5in" fo:margin-left="0.0014in" fo:margin-top="0in" fo:margin-bottom="0in" table:align="left" style:writing-mode="page"/>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fo:background-color="#fff8e1" fo:padding-left="0.1042in" fo:padding-right="0.1042in" fo:padding-top="0.0694in" fo:padding-bottom="0.0694in" fo:border="0.25pt solid #e8a317">
        <style:background-image/>
      </style:table-cell-properties>
    </style:style>
    <style:style style:name="Table5" style:family="table">
      <style:table-properties style:width="6.5in" fo:margin-left="0.0014in" fo:margin-top="0in" fo:margin-bottom="0in" table:align="left" style:writing-mode="page"/>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background-color="#fff8e1" fo:padding-left="0.1042in" fo:padding-right="0.1042in" fo:padding-top="0.0694in" fo:padding-bottom="0.0694in" fo:border="0.25pt solid #e8a317">
        <style:background-image/>
      </style:table-cell-properties>
    </style:style>
    <style:style style:name="Table6" style:family="table">
      <style:table-properties style:width="6.5in" fo:margin-left="0.0007in" fo:margin-top="0in" fo:margin-bottom="0in" table:align="left" style:writing-mode="page"/>
    </style:style>
    <style:style style:name="Table6.A" style:family="table-column">
      <style:table-column-properties style:column-width="0.6938in"/>
    </style:style>
    <style:style style:name="Table6.B" style:family="table-column">
      <style:table-column-properties style:column-width="1.5285in"/>
    </style:style>
    <style:style style:name="Table6.C" style:family="table-column">
      <style:table-column-properties style:column-width="1.25in"/>
    </style:style>
    <style:style style:name="Table6.D" style:family="table-column">
      <style:table-column-properties style:column-width="1.041in"/>
    </style:style>
    <style:style style:name="Table6.E" style:family="table-column">
      <style:table-column-properties style:column-width="1.9868in"/>
    </style:style>
    <style:style style:name="Table6.1" style:family="table-row">
      <style:table-row-properties fo:keep-together="auto"/>
    </style:style>
    <style:style style:name="Table6.A1" style:family="table-cell">
      <style:table-cell-properties style:vertical-align="middle" fo:background-color="#1f4e79" fo:padding-left="0.0694in" fo:padding-right="0.0694in" fo:padding-top="0.0417in" fo:padding-bottom="0.0417in" fo:border="0.1pt solid #999999">
        <style:background-image/>
      </style:table-cell-properties>
    </style:style>
    <style:style style:name="Table6.A2" style:family="table-cell">
      <style:table-cell-properties style:vertical-align="middle" fo:background-color="#ffffff" fo:padding-left="0.0694in" fo:padding-right="0.0694in" fo:padding-top="0.0417in" fo:padding-bottom="0.0417in" fo:border="0.1pt solid #999999">
        <style:background-image/>
      </style:table-cell-properties>
    </style:style>
    <style:style style:name="Table6.A3" style:family="table-cell">
      <style:table-cell-properties style:vertical-align="middle" fo:background-color="#f2f7fb" fo:padding-left="0.0694in" fo:padding-right="0.0694in" fo:padding-top="0.0417in" fo:padding-bottom="0.0417in" fo:border="0.1pt solid #999999">
        <style:background-image/>
      </style:table-cell-properties>
    </style:style>
    <style:style style:name="Table7" style:family="table">
      <style:table-properties style:width="6.5in" fo:margin-left="0.0007in" fo:margin-top="0in" fo:margin-bottom="0in" table:align="left" style:writing-mode="page"/>
    </style:style>
    <style:style style:name="Table7.A" style:family="table-column">
      <style:table-column-properties style:column-width="1.0417in"/>
    </style:style>
    <style:style style:name="Table7.B" style:family="table-column">
      <style:table-column-properties style:column-width="1.7361in"/>
    </style:style>
    <style:style style:name="Table7.C" style:family="table-column">
      <style:table-column-properties style:column-width="1.7354in"/>
    </style:style>
    <style:style style:name="Table7.D" style:family="table-column">
      <style:table-column-properties style:column-width="1.9868in"/>
    </style:style>
    <style:style style:name="Table7.1" style:family="table-row">
      <style:table-row-properties fo:keep-together="auto"/>
    </style:style>
    <style:style style:name="Table7.A1" style:family="table-cell">
      <style:table-cell-properties style:vertical-align="middle" fo:background-color="#1f4e79" fo:padding-left="0.0694in" fo:padding-right="0.0694in" fo:padding-top="0.0417in" fo:padding-bottom="0.0417in" fo:border="0.1pt solid #999999">
        <style:background-image/>
      </style:table-cell-properties>
    </style:style>
    <style:style style:name="Table7.A2" style:family="table-cell">
      <style:table-cell-properties style:vertical-align="middle" fo:background-color="#ffffff" fo:padding-left="0.0694in" fo:padding-right="0.0694in" fo:padding-top="0.0417in" fo:padding-bottom="0.0417in" fo:border="0.1pt solid #999999">
        <style:background-image/>
      </style:table-cell-properties>
    </style:style>
    <style:style style:name="Table7.A3" style:family="table-cell">
      <style:table-cell-properties style:vertical-align="middle" fo:background-color="#f2f7fb" fo:padding-left="0.0694in" fo:padding-right="0.0694in" fo:padding-top="0.0417in" fo:padding-bottom="0.0417in" fo:border="0.1pt solid #999999">
        <style:background-image/>
      </style:table-cell-properties>
    </style:style>
    <style:style style:name="Table8" style:family="table">
      <style:table-properties style:width="6.5in" fo:margin-left="0.0014in" fo:margin-top="0in" fo:margin-bottom="0in" table:align="left" style:writing-mode="page"/>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fo:background-color="#e8f0fe" fo:padding-left="0.1042in" fo:padding-right="0.1042in" fo:padding-top="0.0694in" fo:padding-bottom="0.0694in" fo:border="0.25pt solid #1f4e79">
        <style:background-image/>
      </style:table-cell-properties>
    </style:style>
    <style:style style:name="Table9" style:family="table">
      <style:table-properties style:width="6.5in" fo:margin-left="0.0007in" fo:margin-top="0in" fo:margin-bottom="0in" table:align="left" style:writing-mode="page"/>
    </style:style>
    <style:style style:name="Table9.A" style:family="table-column">
      <style:table-column-properties style:column-width="1.3889in"/>
    </style:style>
    <style:style style:name="Table9.C" style:family="table-column">
      <style:table-column-properties style:column-width="1.3882in"/>
    </style:style>
    <style:style style:name="Table9.D" style:family="table-column">
      <style:table-column-properties style:column-width="2.334in"/>
    </style:style>
    <style:style style:name="Table9.1" style:family="table-row">
      <style:table-row-properties fo:keep-together="auto"/>
    </style:style>
    <style:style style:name="Table9.A1" style:family="table-cell">
      <style:table-cell-properties style:vertical-align="middle" fo:background-color="#1f4e79" fo:padding-left="0.0694in" fo:padding-right="0.0694in" fo:padding-top="0.0417in" fo:padding-bottom="0.0417in" fo:border="0.1pt solid #999999">
        <style:background-image/>
      </style:table-cell-properties>
    </style:style>
    <style:style style:name="Table9.A2" style:family="table-cell">
      <style:table-cell-properties style:vertical-align="middle" fo:background-color="#ffffff" fo:padding-left="0.0694in" fo:padding-right="0.0694in" fo:padding-top="0.0417in" fo:padding-bottom="0.0417in" fo:border="0.1pt solid #999999">
        <style:background-image/>
      </style:table-cell-properties>
    </style:style>
    <style:style style:name="Table9.A3" style:family="table-cell">
      <style:table-cell-properties style:vertical-align="middle" fo:background-color="#f2f7fb" fo:padding-left="0.0694in" fo:padding-right="0.0694in" fo:padding-top="0.0417in" fo:padding-bottom="0.0417in" fo:border="0.1pt solid #999999">
        <style:background-image/>
      </style:table-cell-properties>
    </style:style>
    <style:style style:name="Table10" style:family="table">
      <style:table-properties style:width="6.5in" fo:margin-left="0.0014in" fo:margin-top="0in" fo:margin-bottom="0in" table:align="left" style:writing-mode="page"/>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fo:background-color="#fff8e1" fo:padding-left="0.1042in" fo:padding-right="0.1042in" fo:padding-top="0.0694in" fo:padding-bottom="0.0694in" fo:border="0.25pt solid #e8a317">
        <style:background-image/>
      </style:table-cell-properties>
    </style:style>
    <style:style style:name="P1" style:family="paragraph" style:parent-style-name="Standard">
      <style:paragraph-properties fo:text-align="center" style:justify-single-word="false" fo:padding-left="0in" fo:padding-right="0in" fo:padding-top="0.0555in" fo:padding-bottom="0in" fo:border-left="none" fo:border-right="none" fo:border-top="0.51pt solid #cccccc" fo:border-bottom="none"/>
    </style:style>
    <style:style style:name="P2" style:family="paragraph" style:parent-style-name="Heading_20_3">
      <style:paragraph-properties fo:margin-top="0.2083in" fo:margin-bottom="0.1043in" style:contextual-spacing="false"/>
    </style:style>
    <style:style style:name="P3" style:family="paragraph" style:parent-style-name="Standard">
      <style:paragraph-properties fo:margin-top="2.0835in" fo:margin-bottom="0in" style:contextual-spacing="false"/>
    </style:style>
    <style:style style:name="P4" style:family="paragraph" style:parent-style-name="Standard">
      <style:paragraph-properties fo:margin-top="0.4165in" fo:margin-bottom="0in" style:contextual-spacing="false"/>
    </style:style>
    <style:style style:name="P5" style:family="paragraph" style:parent-style-name="Standard">
      <style:paragraph-properties fo:text-align="start" style:justify-single-word="false"/>
    </style:style>
    <style:style style:name="P6" style:family="paragraph" style:parent-style-name="Standard">
      <style:paragraph-properties fo:margin-top="0.5555in" fo:margin-bottom="0in" style:contextual-spacing="false"/>
    </style:style>
    <style:style style:name="P7" style:family="paragraph" style:parent-style-name="Standard">
      <style:paragraph-properties fo:margin-top="0.0555in" fo:margin-bottom="0.0555in" style:contextual-spacing="false"/>
    </style:style>
    <style:style style:name="P8" style:family="paragraph" style:parent-style-name="Standard">
      <style:paragraph-properties fo:margin-top="0.139in" fo:margin-bottom="0in" style:contextual-spacing="false"/>
    </style:style>
    <style:style style:name="P9" style:family="paragraph" style:parent-style-name="Heading_20_1" style:master-page-name="Converted1">
      <style:paragraph-properties fo:margin-top="0.2083in" fo:margin-bottom="0.1043in" style:contextual-spacing="false" style:page-number="auto"/>
      <style:text-properties style:font-name="Arial" style:font-name-asian="Arial2" style:font-name-complex="Arial2"/>
    </style:style>
    <style:style style:name="P10" style:family="paragraph" style:parent-style-name="Heading_20_1">
      <style:paragraph-properties fo:margin-top="0.2083in" fo:margin-bottom="0.1043in" style:contextual-spacing="false"/>
      <style:text-properties style:font-name="Arial" style:font-name-asian="Arial2" style:font-name-complex="Arial2"/>
    </style:style>
    <style:style style:name="P11" style:family="paragraph" style:parent-style-name="Heading_20_2">
      <style:paragraph-properties fo:margin-top="0.2083in" fo:margin-bottom="0.1043in" style:contextual-spacing="false"/>
      <style:text-properties style:font-name="Arial" style:font-name-asian="Arial2" style:font-name-complex="Arial2"/>
    </style:style>
    <style:style style:name="P12" style:family="paragraph" style:parent-style-name="Heading_20_2">
      <style:paragraph-properties fo:margin-top="0in" fo:margin-bottom="0.1043in" style:contextual-spacing="false" fo:break-before="page"/>
      <style:text-properties style:font-name="Arial" style:font-name-asian="Arial2" style:font-name-complex="Arial2"/>
    </style:style>
    <style:style style:name="P13" style:family="paragraph" style:parent-style-name="Heading_20_3">
      <style:paragraph-properties fo:margin-top="0.2083in" fo:margin-bottom="0.1043in" style:contextual-spacing="false"/>
      <style:text-properties style:font-name="Arial" style:font-name-asian="Arial2" style:font-name-complex="Arial2"/>
    </style:style>
    <style:style style:name="P14" style:family="paragraph" style:parent-style-name="List_20_Paragraph" style:list-style-name="WWNum2">
      <style:paragraph-properties fo:margin-top="0.028in" fo:margin-bottom="0.028in" style:contextual-spacing="false"/>
    </style:style>
    <style:style style:name="P15" style:family="paragraph" style:parent-style-name="List_20_Paragraph" style:list-style-name="WWNum2">
      <style:paragraph-properties fo:margin-top="0.028in" fo:margin-bottom="0.028in" style:contextual-spacing="false"/>
      <style:text-properties fo:color="#333333" loext:opacity="100%" style:font-name="Arial" fo:font-size="11pt" style:font-name-asian="Arial2" style:font-size-asian="11pt" style:font-name-complex="Arial2" style:font-size-complex="11pt"/>
    </style:style>
    <style:style style:name="P16" style:family="paragraph" style:parent-style-name="List_20_Paragraph" style:list-style-name="WWNum3">
      <style:paragraph-properties fo:margin-top="0.0417in" fo:margin-bottom="0.0417in" style:contextual-spacing="false"/>
      <style:text-properties fo:color="#333333" loext:opacity="100%" style:font-name="Arial" fo:font-size="11pt" style:font-name-asian="Arial2" style:font-size-asian="11pt" style:font-name-complex="Arial2" style:font-size-complex="11pt"/>
    </style:style>
    <style:style style:name="P17" style:family="paragraph" style:parent-style-name="List_20_Paragraph" style:list-style-name="WWNum4">
      <style:paragraph-properties fo:margin-top="0.028in" fo:margin-bottom="0.028in" style:contextual-spacing="false"/>
      <style:text-properties fo:color="#333333" loext:opacity="100%" style:font-name="Arial" fo:font-size="11pt" style:font-name-asian="Arial2" style:font-size-asian="11pt" style:font-name-complex="Arial2" style:font-size-complex="11pt"/>
    </style:style>
    <style:style style:name="P18" style:family="paragraph" style:parent-style-name="List_20_Paragraph" style:list-style-name="WWNum3">
      <style:paragraph-properties fo:margin-top="0.0417in" fo:margin-bottom="0.0417in" style:contextual-spacing="false"/>
    </style:style>
    <style:style style:name="P19" style:family="paragraph" style:parent-style-name="Standard">
      <style:paragraph-properties fo:text-align="center" style:justify-single-word="false" fo:padding-left="0in" fo:padding-right="0in" fo:padding-top="0in" fo:padding-bottom="0.0555in" fo:border-left="none" fo:border-right="none" fo:border-top="none" fo:border-bottom="0.51pt solid #cccccc"/>
      <style:text-properties fo:color="#999999" loext:opacity="100%" style:font-name="Arial" fo:font-size="8pt" fo:font-style="italic" style:font-name-asian="Arial2" style:font-size-asian="8pt" style:font-style-asian="italic" style:font-name-complex="Arial2" style:font-size-complex="8pt" style:font-style-complex="italic"/>
    </style:style>
    <style:style style:name="P20" style:family="paragraph" style:parent-style-name="Standard">
      <style:paragraph-properties fo:margin-top="0in" fo:margin-bottom="0.139in" style:contextual-spacing="false" fo:text-align="center" style:justify-single-word="false"/>
      <style:text-properties fo:color="#1f4e79" loext:opacity="100%" style:font-name="Arial" fo:font-size="24pt" fo:font-weight="bold" style:font-name-asian="Arial2" style:font-size-asian="24pt" style:font-weight-asian="bold" style:font-name-complex="Arial2" style:font-size-complex="24pt" style:font-weight-complex="bold"/>
    </style:style>
    <style:style style:name="P21" style:family="paragraph" style:parent-style-name="Standard">
      <style:paragraph-properties fo:margin-top="0in" fo:margin-bottom="0.028in" style:contextual-spacing="false" fo:text-align="center" style:justify-single-word="false"/>
      <style:text-properties fo:color="#1f4e79" loext:opacity="100%" style:font-name="Arial" fo:font-size="11pt" fo:font-weight="bold" style:font-name-asian="Arial2" style:font-size-asian="11pt" style:font-weight-asian="bold" style:font-name-complex="Arial2" style:font-size-complex="11pt" style:font-weight-complex="bold"/>
    </style:style>
    <style:style style:name="P22" style:family="paragraph" style:parent-style-name="Standard">
      <style:paragraph-properties fo:margin-top="0in" fo:margin-bottom="0.0693in" style:contextual-spacing="false" fo:text-align="center" style:justify-single-word="false"/>
      <style:text-properties fo:color="#2e75b6" loext:opacity="100%" style:font-name="Arial" fo:font-size="18pt" style:font-name-asian="Arial2" style:font-size-asian="18pt" style:font-name-complex="Arial2" style:font-size-complex="18pt"/>
    </style:style>
    <style:style style:name="P23" style:family="paragraph" style:parent-style-name="Standard">
      <style:paragraph-properties fo:margin-top="0in" fo:margin-bottom="0.278in" style:contextual-spacing="false" fo:text-align="center" style:justify-single-word="false"/>
      <style:text-properties fo:color="#2e75b6" loext:opacity="100%" style:font-name="Arial" fo:font-size="14pt" style:font-name-asian="Arial2" style:font-size-asian="14pt" style:font-name-complex="Arial2" style:font-size-complex="14pt"/>
    </style:style>
    <style:style style:name="P24" style:family="paragraph" style:parent-style-name="Standard">
      <style:paragraph-properties fo:margin-top="0in" fo:margin-bottom="0.0417in" style:contextual-spacing="false" fo:text-align="center" style:justify-single-word="false"/>
      <style:text-properties fo:color="#cccccc" loext:opacity="100%" style:font-name="Arial" fo:font-size="11pt" style:font-name-asian="Arial2" style:font-size-asian="11pt" style:font-name-complex="Arial2" style:font-size-complex="11pt"/>
    </style:style>
    <style:style style:name="P25" style:family="paragraph" style:parent-style-name="Standard">
      <style:paragraph-properties fo:text-align="start" style:justify-single-word="false"/>
      <style:text-properties fo:color="#333333" loext:opacity="100%" style:font-name="Arial" fo:font-size="10pt" fo:font-weight="bold" style:font-name-asian="Arial2" style:font-size-asian="10pt" style:font-weight-asian="bold" style:font-name-complex="Arial2" style:font-size-complex="10pt" style:font-weight-complex="bold"/>
    </style:style>
    <style:style style:name="P26" style:family="paragraph" style:parent-style-name="Standard">
      <style:paragraph-properties fo:text-align="start" style:justify-single-word="false"/>
      <style:text-properties fo:color="#333333" loext:opacity="100%" style:font-name="Arial" fo:font-size="10pt" fo:font-weight="normal" style:font-name-asian="Arial2" style:font-size-asian="10pt" style:font-weight-asian="normal" style:font-name-complex="Arial2" style:font-size-complex="10pt" style:font-weight-complex="normal"/>
    </style:style>
    <style:style style:name="P27" style:family="paragraph" style:parent-style-name="Standard">
      <style:paragraph-properties fo:text-align="start" style:justify-single-word="false"/>
      <style:text-properties fo:color="#333333" loext:opacity="100%" style:font-name="Arial" fo:font-size="10pt" fo:font-weight="normal" officeooo:rsid="00196982" officeooo:paragraph-rsid="00196982" style:font-name-asian="Arial2" style:font-size-asian="10pt" style:font-weight-asian="normal" style:font-name-complex="Arial2" style:font-size-complex="10pt" style:font-weight-complex="normal"/>
    </style:style>
    <style:style style:name="P28" style:family="paragraph" style:parent-style-name="Standard">
      <style:paragraph-properties fo:margin-top="0.0555in" fo:margin-bottom="0.0555in" style:contextual-spacing="false"/>
      <style:text-properties fo:color="#333333" loext:opacity="100%" style:font-name="Arial" fo:font-size="11pt" fo:font-style="normal" fo:font-weight="normal" style:font-name-asian="Arial2" style:font-size-asian="11pt" style:font-style-asian="normal" style:font-weight-asian="normal" style:font-name-complex="Arial2" style:font-size-complex="11pt" style:font-style-complex="normal" style:font-weight-complex="normal"/>
    </style:style>
    <style:style style:name="P29" style:family="paragraph" style:parent-style-name="Standard">
      <style:paragraph-properties fo:margin-top="0.0555in" fo:margin-bottom="0.0555in" style:contextual-spacing="false"/>
      <style:text-properties fo:color="#333333" loext:opacity="100%" style:font-name="Arial" fo:font-size="11pt" fo:font-style="normal" fo:font-weight="bold" style:font-name-asian="Arial2" style:font-size-asian="11pt" style:font-style-asian="normal" style:font-weight-asian="bold" style:font-name-complex="Arial2" style:font-size-complex="11pt" style:font-style-complex="normal" style:font-weight-complex="bold"/>
    </style:style>
    <style:style style:name="P30" style:family="paragraph" style:parent-style-name="Standard">
      <style:paragraph-properties fo:text-align="start" style:justify-single-word="false"/>
      <style:text-properties fo:color="#ffffff" loext:opacity="100%" style:font-name="Arial" fo:font-size="10pt" fo:font-weight="bold" style:font-name-asian="Arial2" style:font-size-asian="10pt" style:font-weight-asian="bold" style:font-name-complex="Arial2" style:font-size-complex="10pt" style:font-weight-complex="bold"/>
    </style:style>
    <style:style style:name="P31" style:family="paragraph" style:parent-style-name="Standard">
      <style:paragraph-properties fo:text-align="start" style:justify-single-word="false" style:writing-mode="lr-tb"/>
    </style:style>
    <style:style style:name="T1" style:family="text">
      <style:text-properties fo:color="#999999" loext:opacity="100%" style:font-name="Arial" fo:font-size="8pt" style:font-name-asian="Arial2" style:font-size-asian="8pt" style:font-name-complex="Arial2" style:font-size-complex="8pt"/>
    </style:style>
    <style:style style:name="T2" style:family="text">
      <style:text-properties fo:color="#1f4e79" loext:opacity="100%" style:font-name="Arial" fo:font-size="11pt" fo:font-weight="bold" style:font-name-asian="Arial2" style:font-size-asian="11pt" style:font-weight-asian="bold" style:font-name-complex="Arial2" style:font-size-complex="11pt" style:font-weight-complex="bold"/>
    </style:style>
    <style:style style:name="T3" style:family="text">
      <style:text-properties fo:color="#333333" loext:opacity="100%" style:font-name="Arial" fo:font-size="11pt" fo:font-style="normal" fo:font-weight="normal" style:font-name-asian="Arial2" style:font-size-asian="11pt" style:font-style-asian="normal" style:font-weight-asian="normal" style:font-name-complex="Arial2" style:font-size-complex="11pt" style:font-style-complex="normal" style:font-weight-complex="normal"/>
    </style:style>
    <style:style style:name="T4" style:family="text">
      <style:text-properties fo:color="#333333" loext:opacity="100%" style:font-name="Arial" fo:font-size="11pt" fo:font-style="normal" fo:font-weight="bold" style:font-name-asian="Arial2" style:font-size-asian="11pt" style:font-style-asian="normal" style:font-weight-asian="bold" style:font-name-complex="Arial2" style:font-size-complex="11pt" style:font-style-complex="normal" style:font-weight-complex="bold"/>
    </style:style>
    <style:style style:name="T5" style:family="text">
      <style:text-properties fo:color="#333333" loext:opacity="100%" style:font-name="Arial" fo:font-size="11pt" style:font-name-asian="Arial2" style:font-size-asian="11pt" style:font-name-complex="Arial2" style:font-size-complex="11pt"/>
    </style:style>
    <style:style style:name="T6" style:family="text">
      <style:text-properties fo:color="#333333" loext:opacity="100%" style:font-name="Arial" fo:font-size="11pt" fo:font-style="italic" fo:font-weight="normal" style:font-name-asian="Arial2" style:font-size-asian="11pt" style:font-style-asian="italic" style:font-weight-asian="normal" style:font-name-complex="Arial2" style:font-size-complex="11pt" style:font-style-complex="italic" style:font-weight-complex="normal"/>
    </style:style>
    <style:style style:name="T7" style:family="text">
      <style:text-properties fo:color="#333333"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8" style:family="text">
      <style:text-properties style:font-name="Arial" style:font-name-asian="Arial2" style:font-name-complex="Arial2"/>
    </style:style>
    <style:style style:name="T9" style:family="text">
      <style:text-properties fo:color="#b8860b" loext:opacity="100%" style:font-name="Arial" fo:font-size="11pt" fo:font-weight="bold" style:font-name-asian="Arial2" style:font-size-asian="11pt" style:font-weight-asian="bold" style:font-name-complex="Arial2" style:font-size-complex="11pt" style:font-weight-complex="bold"/>
    </style:style>
    <style:style style:name="T10" style:family="text">
      <style:text-properties fo:color="#6b4f1a" loext:opacity="100%" style:font-name="Arial" fo:font-size="11pt" style:font-name-asian="Arial2" style:font-size-asian="11pt" style:font-name-complex="Arial2" style:font-size-complex="11pt"/>
    </style:style>
    <style:style style:name="T11" style:family="text">
      <style:text-properties fo:color="#2c3e50" loext:opacity="100%" style:font-name="Arial" fo:font-size="11pt" style:font-name-asian="Arial2" style:font-size-asian="11pt" style:font-name-complex="Arial2" style:font-size-complex="11pt"/>
    </style:style>
    <style:style style:name="T12" style:family="text">
      <style:text-properties officeooo:rsid="001969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0">TEST PROCEDURE</text:p>
      <text:p text:style-name="P22">Kenwood KRC-3006</text:p>
      <text:p text:style-name="P23">CD Changer Protocol Reverse Engineering</text:p>
      <text:p text:style-name="P24">────────────────────────────────────────</text:p>
      <text:p text:style-name="P4"/>
      <table:table table:name="Table1" table:style-name="Table1">
        <table:table-column table:style-name="Table1.A"/>
        <table:table-column table:style-name="Table1.B"/>
        <table:table-row table:style-name="Table1.1">
          <table:table-cell table:style-name="Table1.A1" office:value-type="string">
            <text:p text:style-name="P25">Document ID</text:p>
          </table:table-cell>
          <table:table-cell table:style-name="Table1.B1" office:value-type="string">
            <text:p text:style-name="P26">TP-KRC3006-001</text:p>
          </table:table-cell>
        </table:table-row>
        <table:table-row table:style-name="Table1.1">
          <table:table-cell table:style-name="Table1.A1" office:value-type="string">
            <text:p text:style-name="P25">Revision</text:p>
          </table:table-cell>
          <table:table-cell table:style-name="Table1.B1" office:value-type="string">
            <text:p text:style-name="P26">A (Initial Release)</text:p>
          </table:table-cell>
        </table:table-row>
        <table:table-row table:style-name="Table1.1">
          <table:table-cell table:style-name="Table1.A1" office:value-type="string">
            <text:p text:style-name="P25">Date</text:p>
          </table:table-cell>
          <table:table-cell table:style-name="Table1.B1" office:value-type="string">
            <text:p text:style-name="P26">________________</text:p>
          </table:table-cell>
        </table:table-row>
        <table:table-row table:style-name="Table1.1">
          <table:table-cell table:style-name="Table1.A1" office:value-type="string">
            <text:p text:style-name="P25">Author</text:p>
          </table:table-cell>
          <table:table-cell table:style-name="Table1.B1" office:value-type="string">
            <text:p text:style-name="P26">________________</text:p>
          </table:table-cell>
        </table:table-row>
        <table:table-row table:style-name="Table1.1">
          <table:table-cell table:style-name="Table1.A1" office:value-type="string">
            <text:p text:style-name="P25">Project</text:p>
          </table:table-cell>
          <table:table-cell table:style-name="Table1.B1" office:value-type="string">
            <text:p text:style-name="P26">Kenwood CD Changer Protocol Emulator (Open Source)</text:p>
          </table:table-cell>
        </table:table-row>
        <table:table-row table:style-name="Table1.1">
          <table:table-cell table:style-name="Table1.A1" office:value-type="string">
            <text:p text:style-name="P25">Classification</text:p>
          </table:table-cell>
          <table:table-cell table:style-name="Table1.B1" office:value-type="string">
            <text:p text:style-name="P26">Public / Open Source</text:p>
          </table:table-cell>
        </table:table-row>
        <table:table-row table:style-name="Table1.1">
          <table:table-cell table:style-name="Table1.A1" office:value-type="string">
            <text:p text:style-name="P25">Standards Reference</text:p>
          </table:table-cell>
          <table:table-cell table:style-name="Table1.B1" office:value-type="string">
            <text:p text:style-name="P26">Structure modeled on IEEE 829-2008 (Test Documentation)</text:p>
          </table:table-cell>
        </table:table-row>
      </table:table>
      <text:p text:style-name="P6"/>
      <text:p text:style-name="P21">Revi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0">Rev</text:p>
          </table:table-cell>
          <table:table-cell table:style-name="Table2.A1" office:value-type="string">
            <text:p text:style-name="P30">Date</text:p>
          </table:table-cell>
          <table:table-cell table:style-name="Table2.A1" office:value-type="string">
            <text:p text:style-name="P30">Author</text:p>
          </table:table-cell>
          <table:table-cell table:style-name="Table2.A1" office:value-type="string">
            <text:p text:style-name="P30">Changes</text:p>
          </table:table-cell>
        </table:table-row>
        <table:table-row table:style-name="Table2.1">
          <table:table-cell table:style-name="Table2.A2" office:value-type="string">
            <text:p text:style-name="P26">A</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26">Initial release</text:p>
          </table:table-cell>
        </table:table-row>
        <table:table-row table:style-name="Table2.1">
          <table:table-cell table:style-name="Table2.A3" office:value-type="string">
            <text:p text:style-name="P5"/>
          </table:table-cell>
          <table:table-cell table:style-name="Table2.A3" office:value-type="string">
            <text:p text:style-name="P5"/>
          </table:table-cell>
          <table:table-cell table:style-name="Table2.A3" office:value-type="string">
            <text:p text:style-name="P5"/>
          </table:table-cell>
          <table:table-cell table:style-name="Table2.A3" office:value-type="string">
            <text:p text:style-name="P5"/>
          </table:table-cell>
        </table:table-row>
        <table:table-row table:style-name="Table2.1">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row>
      </table:table>
      <text:h text:style-name="P9" text:outline-level="1">1. Purpose and Scope</text:h>
      <text:p text:style-name="P28">This document defines the test procedures for reverse engineering the serial communication protocol between a Kenwood KRC-3006 aftermarket car stereo head unit and its companion CD changer. The objective is to fully characterize the protocol to enable development of a Raspberry Pi-based CD changer emulator capable of streaming arbitrary audio through the head unit.</text:p>
      <text:p text:style-name="P28">The procedures are structured in five sequential test phases, each building on the results of the previous phase. Each phase has defined entry criteria, step-by-step procedures, expected results, and pass/fail criteria. All test results should be recorded on the companion Test Log workbook (TL-KRC3006-01.<text:span text:style-name="T12">ods</text:span>).</text:p>
      <text:p text:style-name="P28">This document is modeled on the IEEE 829-2008 standard for test documentation, adapted for hardware protocol reverse engineering. It is intended for publication as part of an open-source project and should be treated as a living document updated throughout the project.</text:p>
      <text:h text:style-name="P10" text:outline-level="1">2. References and Standards</text:h>
      <text:h text:style-name="P11" text:outline-level="2">2.1 Normative References</text:h>
      <text:list text:style-name="WWNum2">
        <text:list-item text:start-value="1">
          <text:p text:style-name="P15">IEEE 829-2008: Standard for Software and System Test Documentation (structural model for this document)</text:p>
        </text:list-item>
        <text:list-item>
          <text:p text:style-name="P15">IEC 60617: Graphical Symbols for Diagrams (use for any published schematics)</text:p>
        </text:list-item>
        <text:list-item>
          <text:p text:style-name="P15">Kenwood KRC-3006 Factory Service Manual, <text:span text:style-name="T12">included in /reference </text:span></text:p>
        </text:list-item>
        <text:list-item>
          <text:p text:style-name="P15">Kenwood <text:span text:style-name="T12">KDC-CX85 </text:span>CD Changer Factory Service Manual, <text:span text:style-name="T12">included in /reference</text:span></text:p>
        </text:list-item>
      </text:list>
      <text:h text:style-name="P11" text:outline-level="2">2.2 Informative References</text:h>
      <text:list text:continue-numbering="true" text:style-name="WWNum2">
        <text:list-item>
          <text:p text:style-name="P15">Mictronics CDC Protocol Documentation (mictronics.de, archived)</text:p>
        </text:list-item>
        <text:list-item>
          <text:p text:style-name="P15">Elektroda.pl Kenwood Slim CD Changer Emulator project (user szymtro)</text:p>
        </text:list-item>
        <text:list-item>
          <text:p text:style-name="P15">AVRFreaks thread: "Kenwood CD Changer → Serial Strings"</text:p>
        </text:list-item>
        <text:list-item>
          <text:p text:style-name="P15">Pinouts.ru: Kenwood 13-pin DIN CD changer connector pinout</text:p>
        </text:list-item>
        <text:list-item>
          <text:p text:style-name="P15">sigrok/PulseView documentation (sigrok.org)</text:p>
        </text:list-item>
      </text:list>
      <text:h text:style-name="P11" text:outline-level="2">2.3 Diagram Standards</text:h>
      <text:p text:style-name="P28">For any diagrams published as part of this open-source project, use the following conventions:</text:p>
      <text:list xml:id="list230836611395283" text:continue-numbering="true" text:style-name="WWNum2">
        <text:list-item>
          <text:p text:style-name="P15">Schematics: IEC 60617 symbols via KiCad (default symbol library). Export as SVG or PDF.</text:p>
        </text:list-item>
        <text:list-item>
          <text:p text:style-name="P15">Timing diagrams: Use WaveDrom (wavedrom.com) for JSON-defined digital timing diagrams. These render as SVG and version-control well in Git.</text:p>
        </text:list-item>
        <text:list-item>
          <text:p text:style-name="P15">State machine diagrams: Use Mermaid (mermaid.js.org) stateDiagram-v2 syntax for protocol state machines.</text:p>
        </text:list-item>
        <text:list-item>
          <text:p text:style-name="P15">Block diagrams: Use draw.io (diagrams.net) with the Electrical Engineering shape library. Save as .drawio.svg for embedded editing.</text:p>
        </text:list-item>
      </text:list>
      <text:p text:style-name="P7"><text:span text:style-name="T6">All diagrams should be committed to the repository in both source format (JSON, Mermaid text, .drawio) and rendered format (SVG or PDF) for accessibility.</text:span></text:p>
      <text:h text:style-name="P10" text:outline-level="1"><text:soft-page-break/>3. Equipment and Materials</text:h>
      <text:p text:style-name="P28">All equipment used for testing should be recorded on the Equipment Register tab of the test log workbook, including serial numbers where applicable. This provides traceability per ISO 9001:2015 §7.1.5 principl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Equipment / Component</text:p>
          </table:table-cell>
          <table:table-cell table:style-name="Table3.A1" office:value-type="string">
            <text:p text:style-name="P30">Ref ID</text:p>
          </table:table-cell>
          <table:table-cell table:style-name="Table3.A1" office:value-type="string">
            <text:p text:style-name="P30">Purpose / Notes</text:p>
          </table:table-cell>
        </table:table-row>
        <table:table-row table:style-name="Table3.1">
          <table:table-cell table:style-name="Table3.A2" office:value-type="string">
            <text:p text:style-name="P26">Kenwood KRC-3006 Head Unit</text:p>
          </table:table-cell>
          <table:table-cell table:style-name="Table3.A2" office:value-type="string">
            <text:p text:style-name="P26">DUT</text:p>
          </table:table-cell>
          <table:table-cell table:style-name="Table3.A2" office:value-type="string">
            <text:p text:style-name="P26">Device under test; the stereo being reverse engineered</text:p>
          </table:table-cell>
        </table:table-row>
        <table:table-row table:style-name="Table3.1">
          <table:table-cell table:style-name="Table3.A3" office:value-type="string">
            <text:p text:style-name="P26">12V / 2A Regulated Bench PSU</text:p>
          </table:table-cell>
          <table:table-cell table:style-name="Table3.A3" office:value-type="string">
            <text:p text:style-name="P26">PWR-01</text:p>
          </table:table-cell>
          <table:table-cell table:style-name="Table3.A3" office:value-type="string">
            <text:p text:style-name="P26">Powers the head unit outside the vehicle</text:p>
          </table:table-cell>
        </table:table-row>
        <table:table-row table:style-name="Table3.1">
          <table:table-cell table:style-name="Table3.A2" office:value-type="string">
            <text:p text:style-name="P26">USB Logic Analyzer (24MHz/8ch)</text:p>
          </table:table-cell>
          <table:table-cell table:style-name="Table3.A2" office:value-type="string">
            <text:p text:style-name="P26">LA-01</text:p>
          </table:table-cell>
          <table:table-cell table:style-name="Table3.A2" office:value-type="string">
            <text:p text:style-name="P26">SparkFun TOL-18627 or equivalent Saleae clone</text:p>
          </table:table-cell>
        </table:table-row>
        <table:table-row table:style-name="Table3.1">
          <table:table-cell table:style-name="Table3.A3" office:value-type="string">
            <text:p text:style-name="P26">Digital Multimeter</text:p>
          </table:table-cell>
          <table:table-cell table:style-name="Table3.A3" office:value-type="string">
            <text:p text:style-name="P26">DMM-01</text:p>
          </table:table-cell>
          <table:table-cell table:style-name="Table3.A3" office:value-type="string">
            <text:p text:style-name="P26">Minimum: DC voltage, continuity; preferably auto-ranging</text:p>
          </table:table-cell>
        </table:table-row>
        <table:table-row table:style-name="Table3.1">
          <table:table-cell table:style-name="Table3.A2" office:value-type="string">
            <text:p text:style-name="P26">Arduino Pro Micro (5V/16MHz)</text:p>
          </table:table-cell>
          <table:table-cell table:style-name="Table3.A2" office:value-type="string">
            <text:p text:style-name="P26">MCU-01</text:p>
          </table:table-cell>
          <table:table-cell table:style-name="Table3.A2" office:value-type="string">
            <text:p text:style-name="P26">Protocol emulation microcontroller</text:p>
          </table:table-cell>
        </table:table-row>
        <table:table-row table:style-name="Table3.1">
          <table:table-cell table:style-name="Table3.A3" office:value-type="string">
            <text:p text:style-name="P26">Raspberry Pi 4</text:p>
          </table:table-cell>
          <table:table-cell table:style-name="Table3.A3" office:value-type="string">
            <text:p text:style-name="P26">SBC-01</text:p>
          </table:table-cell>
          <table:table-cell table:style-name="Table3.A3" office:value-type="string">
            <text:p text:style-name="P26">Media server and audio playback controller</text:p>
          </table:table-cell>
        </table:table-row>
        <table:table-row table:style-name="Table3.1">
          <table:table-cell table:style-name="Table3.A2" office:value-type="string">
            <text:p text:style-name="P26">PCM5102A I2S DAC Module</text:p>
          </table:table-cell>
          <table:table-cell table:style-name="Table3.A2" office:value-type="string">
            <text:p text:style-name="P26"><text:span text:style-name="T12">MOD</text:span>-01</text:p>
          </table:table-cell>
          <table:table-cell table:style-name="Table3.A2" office:value-type="string">
            <text:p text:style-name="P26">Line-level audio output for the Pi</text:p>
          </table:table-cell>
        </table:table-row>
        <table:table-row table:style-name="Table3.1">
          <table:table-cell table:style-name="Table3.A3" office:value-type="string">
            <text:p text:style-name="P26">13-Pin DIN Connector/Cable</text:p>
          </table:table-cell>
          <table:table-cell table:style-name="Table3.A3" office:value-type="string">
            <text:p text:style-name="P26">CBL-01</text:p>
          </table:table-cell>
          <table:table-cell table:style-name="Table3.A3" office:value-type="string">
            <text:p text:style-name="P26">Male connector or sacrificial Kenwood changer cable</text:p>
          </table:table-cell>
        </table:table-row>
        <table:table-row table:style-name="Table3.1">
          <table:table-cell table:style-name="Table3.A2" office:value-type="string">
            <text:p text:style-name="P31" loext:marker-style-name="T7"><text:span text:style-name="T7">13-Pin Mini-DIN Breakout Board</text:span></text:p>
          </table:table-cell>
          <table:table-cell table:style-name="Table3.A2" office:value-type="string">
            <text:p text:style-name="P27">MOD-02</text:p>
          </table:table-cell>
          <table:table-cell table:style-name="Table3.A2" office:value-type="string">
            <text:p text:style-name="P26">Prototyping connections during development</text:p>
          </table:table-cell>
        </table:table-row>
        <table:table-row table:style-name="Table3.1">
          <table:table-cell table:style-name="Table3.A3" office:value-type="string">
            <text:p text:style-name="P26">PulseView Software (sigrok)</text:p>
          </table:table-cell>
          <table:table-cell table:style-name="Table3.A3" office:value-type="string">
            <text:p text:style-name="P26">SW-01</text:p>
          </table:table-cell>
          <table:table-cell table:style-name="Table3.A3" office:value-type="string">
            <text:p text:style-name="P26">Open-source logic analyzer capture and decode software</text:p>
          </table:table-cell>
        </table:table-row>
      </table:table>
      <text:p text:style-name="P8"/>
      <table:table table:name="Table4" table:style-name="Table4">
        <table:table-column table:style-name="Table4.A"/>
        <table:table-row table:style-name="Table4.1">
          <table:table-cell table:style-name="Table4.A1" office:value-type="string">
            <text:p text:style-name="Standard"><text:span text:style-name="T9">CAUTION: </text:span><text:span text:style-name="T10">The head unit operates at 12V automotive voltage. Ensure the bench power supply has current limiting set to 2A maximum. Never apply power with reversed polarity. Use a fused connection or inline fuse holder during early testing.</text:span></text:p>
          </table:table-cell>
        </table:table-row>
      </table:table>
      <text:h text:style-name="P10" text:outline-level="1">4. Test Phases</text:h>
      <text:p text:style-name="P28">Testing is divided into five sequential phases. Each phase has entry criteria that must be satisfied before beginning. Do not skip phases; later phases depend on validated results from earlier ones.</text:p>
      <text:h text:style-name="P11" text:outline-level="2">4.1 Phase 1: Bench Setup and Static Verification</text:h>
      <text:p text:style-name="P7"><text:span text:style-name="T4">Objective: </text:span><text:span text:style-name="T3">Establish a powered bench test setup and verify the 13-pin DIN connector pinout against the factory service manual schematic. Confirm power, ground, and signal voltage levels with no changer connected.</text:span></text:p>
      <text:p text:style-name="P7"><text:span text:style-name="T4">Entry Criteria: </text:span><text:span text:style-name="T3">Head unit, bench PSU, multimeter, 13-pin DIN cable/connector, and service manual available.</text:span></text:p>
      <text:p text:style-name="P7"><text:span text:style-name="T4">Reference: </text:span><text:span text:style-name="T3">Record all measurements on Test Log Tab "Phase 1 — Static Verification."</text:span></text:p>
      <text:p text:style-name="P7"/>
      <text:h text:style-name="P13" text:outline-level="3"><text:soft-page-break/>4.1.1 Power Harness Preparation</text:h>
      <text:list text:style-name="WWNum3">
        <text:list-item text:start-value="1">
          <text:p text:style-name="P16">Identify the head unit power connector using the service manual wiring diagram. Locate the +12V constant (B+), +12V accessory/ignition (ACC), ground (GND), and illumination wires.</text:p>
        </text:list-item>
        <text:list-item>
          <text:p text:style-name="P16">Prepare a test harness: connect B+ and ACC together to the positive terminal of the bench PSU. Connect GND to the PSU negative terminal. Tape off or insulate all unused wires (speaker outputs, antenna, etc.).</text:p>
        </text:list-item>
        <text:list-item>
          <text:p text:style-name="P16">Set the bench PSU to 12.0V with a current limit of 2.0A. Do not turn on yet.</text:p>
        </text:list-item>
      </text:list>
      <table:table table:name="Table5" table:style-name="Table5">
        <table:table-column table:style-name="Table5.A"/>
        <table:table-row table:style-name="Table5.1">
          <table:table-cell table:style-name="Table5.A1" office:value-type="string">
            <text:p text:style-name="Standard"><text:span text:style-name="T9">CAUTION: </text:span><text:span text:style-name="T10">The KRC-3006 may draw a brief inrush current on power-up. If the PSU trips, increase the current limit to 3A momentarily, then reduce after startup. Typical running current is 0.5–1.5A.</text:span></text:p>
          </table:table-cell>
        </table:table-row>
      </table:table>
      <text:h text:style-name="P13" text:outline-level="3">4.1.2 Initial Power-Up</text:h>
      <text:list text:continue-numbering="true" text:style-name="WWNum3">
        <text:list-item>
          <text:p text:style-name="P16">Turn on the bench PSU. Verify the head unit powers on and displays normally.</text:p>
        </text:list-item>
        <text:list-item>
          <text:p text:style-name="P16">Record the steady-state current draw on the test log (expected: 0.5–1.5A at idle with no audio playing).</text:p>
        </text:list-item>
        <text:list-item>
          <text:p text:style-name="P16">Set the head unit source to CD CHANGER (may require pressing SRC or a dedicated CD-CH button). The display should show an error or searching message (e.g., "NO MAGAZINE" or "NO DISC"). Record the exact display text.</text:p>
        </text:list-item>
      </text:list>
      <text:h text:style-name="P13" text:outline-level="3">4.1.3 13-Pin DIN Static Voltage Measurements</text:h>
      <text:list text:continue-numbering="true" text:style-name="WWNum3">
        <text:list-item>
          <text:p text:style-name="P16">With the head unit powered on and set to CD changer source, use the multimeter to measure DC voltage on each of the 13 pins relative to pin 2 (digital ground). Record every measurement on the test log form.</text:p>
        </text:list-item>
        <text:list-item>
          <text:p text:style-name="P16">Cross-reference each measured voltage against the expected values in the following pinout table. Flag any discrepancies for investigation.</text:p>
        </text:list-item>
      </text:list>
      <text:p text:style-name="P7"/>
      <text:p text:style-name="P29">Expected 13-Pin DIN Pinout (based on published documentation and service manual cross-reference):</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0">Pin</text:p>
          </table:table-cell>
          <table:table-cell table:style-name="Table6.A1" office:value-type="string">
            <text:p text:style-name="P30">Signal Name</text:p>
          </table:table-cell>
          <table:table-cell table:style-name="Table6.A1" office:value-type="string">
            <text:p text:style-name="P30">Function</text:p>
          </table:table-cell>
          <table:table-cell table:style-name="Table6.A1" office:value-type="string">
            <text:p text:style-name="P30">Direction</text:p>
          </table:table-cell>
          <table:table-cell table:style-name="Table6.A1" office:value-type="string">
            <text:p text:style-name="P30">Notes</text:p>
          </table:table-cell>
        </table:table-row>
        <table:table-row table:style-name="Table6.1">
          <table:table-cell table:style-name="Table6.A2" office:value-type="string">
            <text:p text:style-name="P26">1</text:p>
          </table:table-cell>
          <table:table-cell table:style-name="Table6.A2" office:value-type="string">
            <text:p text:style-name="P26">CH-REQH</text:p>
          </table:table-cell>
          <table:table-cell table:style-name="Table6.A2" office:value-type="string">
            <text:p text:style-name="P26">Request (H→C)</text:p>
          </table:table-cell>
          <table:table-cell table:style-name="Table6.A2" office:value-type="string">
            <text:p text:style-name="P26">Output</text:p>
          </table:table-cell>
          <table:table-cell table:style-name="Table6.A2" office:value-type="string">
            <text:p text:style-name="P26">Head unit pulls LOW to initiate transfer</text:p>
          </table:table-cell>
        </table:table-row>
        <table:table-row table:style-name="Table6.1">
          <table:table-cell table:style-name="Table6.A3" office:value-type="string">
            <text:p text:style-name="P26">2</text:p>
          </table:table-cell>
          <table:table-cell table:style-name="Table6.A3" office:value-type="string">
            <text:p text:style-name="P26">GND</text:p>
          </table:table-cell>
          <table:table-cell table:style-name="Table6.A3" office:value-type="string">
            <text:p text:style-name="P26">Digital Ground</text:p>
          </table:table-cell>
          <table:table-cell table:style-name="Table6.A3" office:value-type="string">
            <text:p text:style-name="P26">—</text:p>
          </table:table-cell>
          <table:table-cell table:style-name="Table6.A3" office:value-type="string">
            <text:p text:style-name="P26">Primary ground reference for all signals</text:p>
          </table:table-cell>
        </table:table-row>
        <table:table-row table:style-name="Table6.1">
          <table:table-cell table:style-name="Table6.A2" office:value-type="string">
            <text:p text:style-name="P26">3</text:p>
          </table:table-cell>
          <table:table-cell table:style-name="Table6.A2" office:value-type="string">
            <text:p text:style-name="P26">+12V</text:p>
          </table:table-cell>
          <table:table-cell table:style-name="Table6.A2" office:value-type="string">
            <text:p text:style-name="P26">Power Supply</text:p>
          </table:table-cell>
          <table:table-cell table:style-name="Table6.A2" office:value-type="string">
            <text:p text:style-name="P26">Output</text:p>
          </table:table-cell>
          <table:table-cell table:style-name="Table6.A2" office:value-type="string">
            <text:p text:style-name="P26">Battery voltage to power changer (~300mA typical)</text:p>
          </table:table-cell>
        </table:table-row>
        <table:table-row table:style-name="Table6.1">
          <table:table-cell table:style-name="Table6.A3" office:value-type="string">
            <text:p text:style-name="P26">4</text:p>
          </table:table-cell>
          <table:table-cell table:style-name="Table6.A3" office:value-type="string">
            <text:p text:style-name="P26">CH-CON</text:p>
          </table:table-cell>
          <table:table-cell table:style-name="Table6.A3" office:value-type="string">
            <text:p text:style-name="P26">Changer Connect</text:p>
          </table:table-cell>
          <table:table-cell table:style-name="Table6.A3" office:value-type="string">
            <text:p text:style-name="P26">Output</text:p>
          </table:table-cell>
          <table:table-cell table:style-name="Table6.A3" office:value-type="string">
            <text:p text:style-name="P26">Goes HIGH when head unit activates CD changer mode</text:p>
          </table:table-cell>
        </table:table-row>
        <table:table-row table:style-name="Table6.1">
          <table:table-cell table:style-name="Table6.A2" office:value-type="string">
            <text:p text:style-name="P26">5</text:p>
          </table:table-cell>
          <table:table-cell table:style-name="Table6.A2" office:value-type="string">
            <text:p text:style-name="P26">CH-MUTE</text:p>
          </table:table-cell>
          <table:table-cell table:style-name="Table6.A2" office:value-type="string">
            <text:p text:style-name="P26">Mute Request</text:p>
          </table:table-cell>
          <table:table-cell table:style-name="Table6.A2" office:value-type="string">
            <text:p text:style-name="P26">Input</text:p>
          </table:table-cell>
          <table:table-cell table:style-name="Table6.A2" office:value-type="string">
            <text:p text:style-name="P26">Changer pulls LOW to mute audio during disc changes</text:p>
          </table:table-cell>
        </table:table-row>
        <table:table-row table:style-name="Table6.1">
          <table:table-cell table:style-name="Table6.A3" office:value-type="string">
            <text:p text:style-name="P26">6</text:p>
          </table:table-cell>
          <table:table-cell table:style-name="Table6.A3" office:value-type="string">
            <text:p text:style-name="P26">AGND</text:p>
          </table:table-cell>
          <table:table-cell table:style-name="Table6.A3" office:value-type="string">
            <text:p text:style-name="P26">Audio Ground</text:p>
          </table:table-cell>
          <table:table-cell table:style-name="Table6.A3" office:value-type="string">
            <text:p text:style-name="P26">—</text:p>
          </table:table-cell>
          <table:table-cell table:style-name="Table6.A3" office:value-type="string">
            <text:p text:style-name="P26">Separate ground for audio signals; keep isolated from pin 2</text:p>
          </table:table-cell>
        </table:table-row>
        <text:soft-page-break/>
        <table:table-row table:style-name="Table6.1">
          <table:table-cell table:style-name="Table6.A2" office:value-type="string">
            <text:p text:style-name="P26">7</text:p>
          </table:table-cell>
          <table:table-cell table:style-name="Table6.A2" office:value-type="string">
            <text:p text:style-name="P26">CH-RST</text:p>
          </table:table-cell>
          <table:table-cell table:style-name="Table6.A2" office:value-type="string">
            <text:p text:style-name="P26">Reset</text:p>
          </table:table-cell>
          <table:table-cell table:style-name="Table6.A2" office:value-type="string">
            <text:p text:style-name="P26">Output</text:p>
          </table:table-cell>
          <table:table-cell table:style-name="Table6.A2" office:value-type="string">
            <text:p text:style-name="P26">Reset pulse from head unit on power-up or error recovery</text:p>
          </table:table-cell>
        </table:table-row>
        <table:table-row table:style-name="Table6.1">
          <table:table-cell table:style-name="Table6.A3" office:value-type="string">
            <text:p text:style-name="P26">8</text:p>
          </table:table-cell>
          <table:table-cell table:style-name="Table6.A3" office:value-type="string">
            <text:p text:style-name="P26">R-CH</text:p>
          </table:table-cell>
          <table:table-cell table:style-name="Table6.A3" office:value-type="string">
            <text:p text:style-name="P26">Right Audio</text:p>
          </table:table-cell>
          <table:table-cell table:style-name="Table6.A3" office:value-type="string">
            <text:p text:style-name="P26">Input</text:p>
          </table:table-cell>
          <table:table-cell table:style-name="Table6.A3" office:value-type="string">
            <text:p text:style-name="P26">Right channel analog audio from changer (~1–2V RMS)</text:p>
          </table:table-cell>
        </table:table-row>
        <table:table-row table:style-name="Table6.1">
          <table:table-cell table:style-name="Table6.A2" office:value-type="string">
            <text:p text:style-name="P26">9</text:p>
          </table:table-cell>
          <table:table-cell table:style-name="Table6.A2" office:value-type="string">
            <text:p text:style-name="P26">CH-REQC</text:p>
          </table:table-cell>
          <table:table-cell table:style-name="Table6.A2" office:value-type="string">
            <text:p text:style-name="P26">Request (C→H)</text:p>
          </table:table-cell>
          <table:table-cell table:style-name="Table6.A2" office:value-type="string">
            <text:p text:style-name="P26">Input</text:p>
          </table:table-cell>
          <table:table-cell table:style-name="Table6.A2" office:value-type="string">
            <text:p text:style-name="P26">Changer pulls LOW to initiate or acknowledge transfer</text:p>
          </table:table-cell>
        </table:table-row>
        <table:table-row table:style-name="Table6.1">
          <table:table-cell table:style-name="Table6.A3" office:value-type="string">
            <text:p text:style-name="P26">10</text:p>
          </table:table-cell>
          <table:table-cell table:style-name="Table6.A3" office:value-type="string">
            <text:p text:style-name="P26">CH-DATAC</text:p>
          </table:table-cell>
          <table:table-cell table:style-name="Table6.A3" office:value-type="string">
            <text:p text:style-name="P26">Data (C→H)</text:p>
          </table:table-cell>
          <table:table-cell table:style-name="Table6.A3" office:value-type="string">
            <text:p text:style-name="P26">Input</text:p>
          </table:table-cell>
          <table:table-cell table:style-name="Table6.A3" office:value-type="string">
            <text:p text:style-name="P26">Changer-to-head-unit serial data, valid on falling CLK edge</text:p>
          </table:table-cell>
        </table:table-row>
        <table:table-row table:style-name="Table6.1">
          <table:table-cell table:style-name="Table6.A2" office:value-type="string">
            <text:p text:style-name="P26">11</text:p>
          </table:table-cell>
          <table:table-cell table:style-name="Table6.A2" office:value-type="string">
            <text:p text:style-name="P26">CH-DATAH</text:p>
          </table:table-cell>
          <table:table-cell table:style-name="Table6.A2" office:value-type="string">
            <text:p text:style-name="P26">Data (H→C)</text:p>
          </table:table-cell>
          <table:table-cell table:style-name="Table6.A2" office:value-type="string">
            <text:p text:style-name="P26">Output</text:p>
          </table:table-cell>
          <table:table-cell table:style-name="Table6.A2" office:value-type="string">
            <text:p text:style-name="P26">Head-unit-to-changer serial data, valid on rising CLK edge</text:p>
          </table:table-cell>
        </table:table-row>
        <table:table-row table:style-name="Table6.1">
          <table:table-cell table:style-name="Table6.A3" office:value-type="string">
            <text:p text:style-name="P26">12</text:p>
          </table:table-cell>
          <table:table-cell table:style-name="Table6.A3" office:value-type="string">
            <text:p text:style-name="P26">L-CH</text:p>
          </table:table-cell>
          <table:table-cell table:style-name="Table6.A3" office:value-type="string">
            <text:p text:style-name="P26">Left Audio</text:p>
          </table:table-cell>
          <table:table-cell table:style-name="Table6.A3" office:value-type="string">
            <text:p text:style-name="P26">Input</text:p>
          </table:table-cell>
          <table:table-cell table:style-name="Table6.A3" office:value-type="string">
            <text:p text:style-name="P26">Left channel analog audio from changer (~1–2V RMS)</text:p>
          </table:table-cell>
        </table:table-row>
        <table:table-row table:style-name="Table6.1">
          <table:table-cell table:style-name="Table6.A2" office:value-type="string">
            <text:p text:style-name="P26">13</text:p>
          </table:table-cell>
          <table:table-cell table:style-name="Table6.A2" office:value-type="string">
            <text:p text:style-name="P26">CLK</text:p>
          </table:table-cell>
          <table:table-cell table:style-name="Table6.A2" office:value-type="string">
            <text:p text:style-name="P26">Clock</text:p>
          </table:table-cell>
          <table:table-cell table:style-name="Table6.A2" office:value-type="string">
            <text:p text:style-name="P26">Output</text:p>
          </table:table-cell>
          <table:table-cell table:style-name="Table6.A2" office:value-type="string">
            <text:p text:style-name="P26">125 KHz synchronous clock generated by head unit</text:p>
          </table:table-cell>
        </table:table-row>
      </table:table>
      <text:p text:style-name="P7"/>
      <text:list text:continue-numbering="true" text:style-name="WWNum3">
        <text:list-item>
          <text:p text:style-name="P16">Verify pin 3 shows +12V (±0.5V). This confirms the head unit supplies power through the changer port.</text:p>
        </text:list-item>
        <text:list-item>
          <text:p text:style-name="P16">Verify pin 4 (CH-CON) is HIGH (near +5V) when CD changer source is selected, and LOW (~0V) when switched to another source (radio, tape). Toggle the source and record both states.</text:p>
        </text:list-item>
        <text:list-item>
          <text:p text:style-name="P16">Measure pin 13 (CLK). If the head unit is actively polling for a changer, you may see a DC average voltage between 0 and 5V (the clock is toggling). A true 0V or 5V means the clock is static. Record the observed value.</text:p>
        </text:list-item>
        <text:list-item>
          <text:p text:style-name="P16">Verify pin 6 (audio ground) has continuity to pin 2 (digital ground) OR is isolated. Record which. If isolated, this confirms separate audio and digital ground planes, which affects <text:span text:style-name="T12">the</text:span> emulator grounding strategy.</text:p>
        </text:list-item>
      </text:list>
      <text:p text:style-name="P7"/>
      <text:p text:style-name="P7"><text:span text:style-name="T4">Pass Criteria: </text:span><text:span text:style-name="T3">Pin 2 is ground. Pin 3 reads 11.5–12.5V. Pin 4 toggles with source selection. All pins measured and recorded. No unexpected short circuits detected.</text:span></text:p>
      <text:p text:style-name="P7"><text:span text:style-name="T4">Incident Handling: </text:span><text:span text:style-name="T3">If pin 3 shows 0V, check whether the head unit requires ACC/ignition to enable changer power. If any signal pin shows a voltage outside the 0–5.5V range, STOP and investigate using the service manual schematic before connecting the logic analyzer.</text:span></text:p>
      <text:p text:style-name="Standard"/>
      <text:h text:style-name="P12" text:outline-level="2">4.2 Phase 2: Idle Protocol Capture</text:h>
      <text:p text:style-name="P7"><text:span text:style-name="T4">Objective: </text:span><text:span text:style-name="T3">Capture the head unit’s polling/initialization messages sent when no changer is connected. These unanswered transmissions are the Rosetta Stone of the protocol — they reveal the message structure, timing, and initialization sequence without needing to generate any responses.</text:span></text:p>
      <text:p text:style-name="P7"><text:span text:style-name="T4">Entry Criteria: </text:span><text:span text:style-name="T3">Phase 1 passed. Logic analyzer (LA-01) available. PulseView software installed and verified working with the analyzer.</text:span></text:p>
      <text:p text:style-name="P7"><text:span text:style-name="T4">Reference: </text:span><text:span text:style-name="T3">Record results on Test Log Tab "Phase 2 — Idle Capture."</text:span></text:p>
      <text:p text:style-name="P7"/>
      <text:h text:style-name="P13" text:outline-level="3">4.2.1 Logic Analyzer Setup</text:h>
      <text:list text:continue-numbering="true" text:style-name="WWNum3">
        <text:list-item>
          <text:p text:style-name="P16">Install PulseView on your computer. Connect the logic analyzer via USB and verify it is recognized (Devices menu should show "fx2lafw" or similar).</text:p>
        </text:list-item>
        <text:list-item>
          <text:p text:style-name="P16">Connect the logic analyzer channels to the 13-pin DIN connector as follows. Use the female-to-male jumper wires included with the analyzer. Connect the analyzer’s GND to pin 2 of the DIN connector.</text:p>
        </text:list-item>
      </text:list>
      <text:p text:style-name="P7"/>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0">LA Channel</text:p>
          </table:table-cell>
          <table:table-cell table:style-name="Table7.A1" office:value-type="string">
            <text:p text:style-name="P30">DIN Pin</text:p>
          </table:table-cell>
          <table:table-cell table:style-name="Table7.A1" office:value-type="string">
            <text:p text:style-name="P30">Signal Name</text:p>
          </table:table-cell>
          <table:table-cell table:style-name="Table7.A1" office:value-type="string">
            <text:p text:style-name="P30">Purpose</text:p>
          </table:table-cell>
        </table:table-row>
        <table:table-row table:style-name="Table7.1">
          <table:table-cell table:style-name="Table7.A2" office:value-type="string">
            <text:p text:style-name="P26">CH0 (D0)</text:p>
          </table:table-cell>
          <table:table-cell table:style-name="Table7.A2" office:value-type="string">
            <text:p text:style-name="P26">Pin 13</text:p>
          </table:table-cell>
          <table:table-cell table:style-name="Table7.A2" office:value-type="string">
            <text:p text:style-name="P26">CLK</text:p>
          </table:table-cell>
          <table:table-cell table:style-name="Table7.A2" office:value-type="string">
            <text:p text:style-name="P26">Synchronous clock from head unit</text:p>
          </table:table-cell>
        </table:table-row>
        <table:table-row table:style-name="Table7.1">
          <table:table-cell table:style-name="Table7.A3" office:value-type="string">
            <text:p text:style-name="P26">CH1 (D1)</text:p>
          </table:table-cell>
          <table:table-cell table:style-name="Table7.A3" office:value-type="string">
            <text:p text:style-name="P26">Pin 11</text:p>
          </table:table-cell>
          <table:table-cell table:style-name="Table7.A3" office:value-type="string">
            <text:p text:style-name="P26">CH-DATAH</text:p>
          </table:table-cell>
          <table:table-cell table:style-name="Table7.A3" office:value-type="string">
            <text:p text:style-name="P26">Data: head unit → changer</text:p>
          </table:table-cell>
        </table:table-row>
        <table:table-row table:style-name="Table7.1">
          <table:table-cell table:style-name="Table7.A2" office:value-type="string">
            <text:p text:style-name="P26">CH2 (D2)</text:p>
          </table:table-cell>
          <table:table-cell table:style-name="Table7.A2" office:value-type="string">
            <text:p text:style-name="P26">Pin 10</text:p>
          </table:table-cell>
          <table:table-cell table:style-name="Table7.A2" office:value-type="string">
            <text:p text:style-name="P26">CH-DATAC</text:p>
          </table:table-cell>
          <table:table-cell table:style-name="Table7.A2" office:value-type="string">
            <text:p text:style-name="P26">Data: changer → head unit</text:p>
          </table:table-cell>
        </table:table-row>
        <table:table-row table:style-name="Table7.1">
          <table:table-cell table:style-name="Table7.A3" office:value-type="string">
            <text:p text:style-name="P26">CH3 (D3)</text:p>
          </table:table-cell>
          <table:table-cell table:style-name="Table7.A3" office:value-type="string">
            <text:p text:style-name="P26">Pin 1</text:p>
          </table:table-cell>
          <table:table-cell table:style-name="Table7.A3" office:value-type="string">
            <text:p text:style-name="P26">CH-REQH</text:p>
          </table:table-cell>
          <table:table-cell table:style-name="Table7.A3" office:value-type="string">
            <text:p text:style-name="P26">Request handshake from head unit</text:p>
          </table:table-cell>
        </table:table-row>
        <table:table-row table:style-name="Table7.1">
          <table:table-cell table:style-name="Table7.A2" office:value-type="string">
            <text:p text:style-name="P26">CH4 (D4)</text:p>
          </table:table-cell>
          <table:table-cell table:style-name="Table7.A2" office:value-type="string">
            <text:p text:style-name="P26">Pin 9</text:p>
          </table:table-cell>
          <table:table-cell table:style-name="Table7.A2" office:value-type="string">
            <text:p text:style-name="P26">CH-REQC</text:p>
          </table:table-cell>
          <table:table-cell table:style-name="Table7.A2" office:value-type="string">
            <text:p text:style-name="P26">Request handshake from changer</text:p>
          </table:table-cell>
        </table:table-row>
        <table:table-row table:style-name="Table7.1">
          <table:table-cell table:style-name="Table7.A3" office:value-type="string">
            <text:p text:style-name="P26">CH5 (D5)</text:p>
          </table:table-cell>
          <table:table-cell table:style-name="Table7.A3" office:value-type="string">
            <text:p text:style-name="P26">Pin 4</text:p>
          </table:table-cell>
          <table:table-cell table:style-name="Table7.A3" office:value-type="string">
            <text:p text:style-name="P26">CH-CON</text:p>
          </table:table-cell>
          <table:table-cell table:style-name="Table7.A3" office:value-type="string">
            <text:p text:style-name="P26">Changer connect/enable</text:p>
          </table:table-cell>
        </table:table-row>
        <table:table-row table:style-name="Table7.1">
          <table:table-cell table:style-name="Table7.A2" office:value-type="string">
            <text:p text:style-name="P26">CH6 (D6)</text:p>
          </table:table-cell>
          <table:table-cell table:style-name="Table7.A2" office:value-type="string">
            <text:p text:style-name="P26">Pin 7</text:p>
          </table:table-cell>
          <table:table-cell table:style-name="Table7.A2" office:value-type="string">
            <text:p text:style-name="P26">CH-RST</text:p>
          </table:table-cell>
          <table:table-cell table:style-name="Table7.A2" office:value-type="string">
            <text:p text:style-name="P26">Reset signal</text:p>
          </table:table-cell>
        </table:table-row>
        <table:table-row table:style-name="Table7.1">
          <table:table-cell table:style-name="Table7.A3" office:value-type="string">
            <text:p text:style-name="P26">GND</text:p>
          </table:table-cell>
          <table:table-cell table:style-name="Table7.A3" office:value-type="string">
            <text:p text:style-name="P26">Pin 2</text:p>
          </table:table-cell>
          <table:table-cell table:style-name="Table7.A3" office:value-type="string">
            <text:p text:style-name="P26">GND</text:p>
          </table:table-cell>
          <table:table-cell table:style-name="Table7.A3" office:value-type="string">
            <text:p text:style-name="P26">Ground reference (use confirmed GND pin on analyzer)</text:p>
          </table:table-cell>
        </table:table-row>
      </table:table>
      <text:p text:style-name="P7"/>
      <table:table table:name="Table8" table:style-name="Table8">
        <table:table-column table:style-name="Table8.A"/>
        <table:table-row table:style-name="Table8.1">
          <table:table-cell table:style-name="Table8.A1" office:value-type="string">
            <text:p text:style-name="Standard"><text:span text:style-name="T2">NOTE: </text:span><text:span text:style-name="T11">Per SparkFun’s note, the GND pin adjacent to CH6 on some analyzer units may not be true ground. Use the GND pin at the opposite end of the header, or verify with your multimeter first.</text:span></text:p>
          </table:table-cell>
        </table:table-row>
      </table:table>
      <text:p text:style-name="P7"/>
      <text:list text:continue-numbering="true" text:style-name="WWNum3">
        <text:list-item>
          <text:p text:style-name="P16">In PulseView, set the sample rate to 1 MHz (8× oversampling of the 125 KHz clock gives clean capture without excessive file sizes). Set the sample count to 2M samples (2 seconds of capture).</text:p>
        </text:list-item>
      </text:list>
      <text:h text:style-name="P2" text:outline-level="3"><text:soft-page-break/><text:span text:style-name="T8">4.2.2 Idle Capture Procedure</text:span></text:h>
      <text:list xml:id="list230836548315142" text:continue-numbering="true" text:style-name="WWNum3">
        <text:list-item>
          <text:p text:style-name="P16">Power on the head unit. Select CD changer as the source.</text:p>
        </text:list-item>
        <text:list-item>
          <text:p text:style-name="P16">Wait 10 seconds for the head unit to enter its polling loop. Some head units send initialization sequences immediately; others wait before beginning periodic polls.</text:p>
        </text:list-item>
        <text:list-item>
          <text:p text:style-name="P16">In PulseView, click "Run" to begin capture. Let it capture the full 2-second window.</text:p>
        </text:list-item>
        <text:list-item>
          <text:p text:style-name="P16">Examine the capture. Look for the following characteristics and record them on the test log:</text:p>
        </text:list-item>
      </text:list>
      <text:list text:style-name="WWNum4">
        <text:list-item text:start-value="1">
          <text:p text:style-name="P17">Is the clock (CH0) running continuously, or does it burst during transmissions only?</text:p>
        </text:list-item>
        <text:list-item>
          <text:p text:style-name="P17">What is the measured clock frequency? (Use PulseView’s frequency measurement on the CLK channel.)</text:p>
        </text:list-item>
        <text:list-item>
          <text:p text:style-name="P17">How frequently do transmission bursts occur? (Measure the interval between consecutive polling attempts.)</text:p>
        </text:list-item>
        <text:list-item>
          <text:p text:style-name="P17">What is the state of CH-REQH (CH3) during transmissions? (Expected: pulls LOW before data, returns HIGH after.)</text:p>
        </text:list-item>
        <text:list-item>
          <text:p text:style-name="P17">Is any data visible on CH-DATAH (CH1)? (Expected: yes — the head unit sends polling bytes.)</text:p>
        </text:list-item>
        <text:list-item>
          <text:p text:style-name="P17">Is CH-DATAC (CH2) completely flat? (Expected: yes — no changer is connected to respond.)</text:p>
        </text:list-item>
      </text:list>
      <text:list text:continue-list="list230836548315142" text:style-name="WWNum3">
        <text:list-item>
          <text:p text:style-name="P16">Save the capture file in PulseView’s native .sr format AND export a screenshot/PNG of a single complete polling message. Name the files with the pattern: P2_idle_capture_001.sr and P2_idle_capture_001.png.</text:p>
        </text:list-item>
        <text:list-item>
          <text:p text:style-name="P16">Repeat the capture at least 3 times to verify the polling pattern is consistent. Record any variations.</text:p>
        </text:list-item>
      </text:list>
      <text:h text:style-name="P13" text:outline-level="3">4.2.3 Idle Message Decoding</text:h>
      <text:list text:continue-numbering="true" text:style-name="WWNum3">
        <text:list-item>
          <text:p text:style-name="P16">Zoom into a single polling message in PulseView. Identify the start and end of the data frame by observing when CH-REQH goes LOW and returns HIGH.</text:p>
        </text:list-item>
        <text:list-item>
          <text:p text:style-name="P16">Count the number of clock cycles during the transmission. This tells you the total bits transmitted.</text:p>
        </text:list-item>
        <text:list-item>
          <text:p text:style-name="P16">Try PulseView’s SPI protocol decoder: set CH0 as CLK, CH1 as MOSI (head unit data), and CH2 as MISO (changer data). Set clock polarity and phase to capture data on the rising edge, MSB first.</text:p>
        </text:list-item>
        <text:list-item>
          <text:p text:style-name="P16">Record the decoded bytes in hexadecimal. Compare these bytes against the Mictronics protocol documentation. The first bytes should match a known address/header pattern.</text:p>
        </text:list-item>
        <text:list-item>
          <text:p text:style-name="P16">If the SPI decoder doesn’t produce clean results (possible due to the custom handshake), manually decode: mark each rising clock edge on CH0, read the corresponding bit value from CH1, and group into bytes (MSB first, 8 bits per byte).</text:p>
        </text:list-item>
        <text:list-item>
          <text:p text:style-name="P16">Document the complete idle polling message structure: header bytes, command byte, data bytes (if any), and total message length. Record this on the test log.</text:p>
        </text:list-item>
      </text:list>
      <text:p text:style-name="P7"/>
      <text:p text:style-name="P7"><text:span text:style-name="T4">Pass Criteria: </text:span><text:span text:style-name="T3">At least one complete idle polling message decoded to hex bytes. Clock frequency measured. Polling interval measured. Message structure identified and compared against published protocol documentation. All captures saved.</text:span></text:p>
      <text:p text:style-name="Standard"/>
      <text:h text:style-name="P12" text:outline-level="2">4.3 Phase 3: Handshake Emulation</text:h>
      <text:p text:style-name="P7"><text:span text:style-name="T4">Objective: </text:span><text:span text:style-name="T3">Use the Arduino to respond to the head unit’s polling messages with a valid handshake, achieving initial protocol lock (the head unit recognizes a changer is connected). This is the critical proof-of-concept milestone.</text:span></text:p>
      <text:p text:style-name="P7"><text:span text:style-name="T4">Entry Criteria: </text:span><text:span text:style-name="T3">Phase 2 passed. Idle polling message structure decoded. Arduino Pro Micro (MCU-01) available and verified working (upload a test blink sketch).</text:span></text:p>
      <text:p text:style-name="P7"><text:span text:style-name="T4">Reference: </text:span><text:span text:style-name="T3">Record results on Test Log Tab "Phase 3 — Handshake."</text:span></text:p>
      <text:p text:style-name="P7"/>
      <text:h text:style-name="P13" text:outline-level="3">4.3.1 Arduino Hardware Setup</text:h>
      <text:list text:continue-numbering="true" text:style-name="WWNum3">
        <text:list-item>
          <text:p text:style-name="P16">The Arduino Pro Micro runs at 5V logic, matching the Kenwood bus directly. No level shifting is required. Verify this with your multimeter: measure a digital output pin (set HIGH in a test sketch) and confirm it reads 4.5–5.5V.</text:p>
        </text:list-item>
        <text:list-item>
          <text:p text:style-name="P16">Connect the Arduino to the 13-pin DIN connector via the <text:span text:style-name="T12">breakout board</text:span>. Use the following wiring:</text:p>
        </text:list-item>
      </text:list>
      <text:p text:style-name="P7"/>
      <table:table table:name="Table9" table:style-name="Table9">
        <table:table-column table:style-name="Table9.A" table:number-columns-repeated="2"/>
        <table:table-column table:style-name="Table9.C"/>
        <table:table-column table:style-name="Table9.D"/>
        <table:table-row table:style-name="Table9.1">
          <table:table-cell table:style-name="Table9.A1" office:value-type="string">
            <text:p text:style-name="P30">Arduino Pin</text:p>
          </table:table-cell>
          <table:table-cell table:style-name="Table9.A1" office:value-type="string">
            <text:p text:style-name="P30">DIN Pin</text:p>
          </table:table-cell>
          <table:table-cell table:style-name="Table9.A1" office:value-type="string">
            <text:p text:style-name="P30">Signal</text:p>
          </table:table-cell>
          <table:table-cell table:style-name="Table9.A1" office:value-type="string">
            <text:p text:style-name="P30">Config</text:p>
          </table:table-cell>
        </table:table-row>
        <table:table-row table:style-name="Table9.1">
          <table:table-cell table:style-name="Table9.A2" office:value-type="string">
            <text:p text:style-name="P26">D2 (INT0)</text:p>
          </table:table-cell>
          <table:table-cell table:style-name="Table9.A2" office:value-type="string">
            <text:p text:style-name="P26">Pin 13</text:p>
          </table:table-cell>
          <table:table-cell table:style-name="Table9.A2" office:value-type="string">
            <text:p text:style-name="P26">CLK</text:p>
          </table:table-cell>
          <table:table-cell table:style-name="Table9.A2" office:value-type="string">
            <text:p text:style-name="P26">Input with external interrupt</text:p>
          </table:table-cell>
        </table:table-row>
        <table:table-row table:style-name="Table9.1">
          <table:table-cell table:style-name="Table9.A3" office:value-type="string">
            <text:p text:style-name="P26">D3 (INT1)</text:p>
          </table:table-cell>
          <table:table-cell table:style-name="Table9.A3" office:value-type="string">
            <text:p text:style-name="P26">Pin 1</text:p>
          </table:table-cell>
          <table:table-cell table:style-name="Table9.A3" office:value-type="string">
            <text:p text:style-name="P26">CH-REQH</text:p>
          </table:table-cell>
          <table:table-cell table:style-name="Table9.A3" office:value-type="string">
            <text:p text:style-name="P26">Input with external interrupt</text:p>
          </table:table-cell>
        </table:table-row>
        <table:table-row table:style-name="Table9.1">
          <table:table-cell table:style-name="Table9.A2" office:value-type="string">
            <text:p text:style-name="P26">D4</text:p>
          </table:table-cell>
          <table:table-cell table:style-name="Table9.A2" office:value-type="string">
            <text:p text:style-name="P26">Pin 11</text:p>
          </table:table-cell>
          <table:table-cell table:style-name="Table9.A2" office:value-type="string">
            <text:p text:style-name="P26">CH-DATAH</text:p>
          </table:table-cell>
          <table:table-cell table:style-name="Table9.A2" office:value-type="string">
            <text:p text:style-name="P26">Input (read head unit data)</text:p>
          </table:table-cell>
        </table:table-row>
        <table:table-row table:style-name="Table9.1">
          <table:table-cell table:style-name="Table9.A3" office:value-type="string">
            <text:p text:style-name="P26">D5</text:p>
          </table:table-cell>
          <table:table-cell table:style-name="Table9.A3" office:value-type="string">
            <text:p text:style-name="P26">Pin 10</text:p>
          </table:table-cell>
          <table:table-cell table:style-name="Table9.A3" office:value-type="string">
            <text:p text:style-name="P26">CH-DATAC</text:p>
          </table:table-cell>
          <table:table-cell table:style-name="Table9.A3" office:value-type="string">
            <text:p text:style-name="P26">Output (send changer responses)</text:p>
          </table:table-cell>
        </table:table-row>
        <table:table-row table:style-name="Table9.1">
          <table:table-cell table:style-name="Table9.A2" office:value-type="string">
            <text:p text:style-name="P26">D6</text:p>
          </table:table-cell>
          <table:table-cell table:style-name="Table9.A2" office:value-type="string">
            <text:p text:style-name="P26">Pin 9</text:p>
          </table:table-cell>
          <table:table-cell table:style-name="Table9.A2" office:value-type="string">
            <text:p text:style-name="P26">CH-REQC</text:p>
          </table:table-cell>
          <table:table-cell table:style-name="Table9.A2" office:value-type="string">
            <text:p text:style-name="P26">Output (changer handshake)</text:p>
          </table:table-cell>
        </table:table-row>
        <table:table-row table:style-name="Table9.1">
          <table:table-cell table:style-name="Table9.A3" office:value-type="string">
            <text:p text:style-name="P26">D7</text:p>
          </table:table-cell>
          <table:table-cell table:style-name="Table9.A3" office:value-type="string">
            <text:p text:style-name="P26">Pin 5</text:p>
          </table:table-cell>
          <table:table-cell table:style-name="Table9.A3" office:value-type="string">
            <text:p text:style-name="P26">CH-MUTE</text:p>
          </table:table-cell>
          <table:table-cell table:style-name="Table9.A3" office:value-type="string">
            <text:p text:style-name="P26">Output (mute control, initially HIGH)</text:p>
          </table:table-cell>
        </table:table-row>
        <table:table-row table:style-name="Table9.1">
          <table:table-cell table:style-name="Table9.A2" office:value-type="string">
            <text:p text:style-name="P26">GND</text:p>
          </table:table-cell>
          <table:table-cell table:style-name="Table9.A2" office:value-type="string">
            <text:p text:style-name="P26">Pin 2</text:p>
          </table:table-cell>
          <table:table-cell table:style-name="Table9.A2" office:value-type="string">
            <text:p text:style-name="P26">GND</text:p>
          </table:table-cell>
          <table:table-cell table:style-name="Table9.A2" office:value-type="string">
            <text:p text:style-name="P26">Common ground</text:p>
          </table:table-cell>
        </table:table-row>
        <table:table-row table:style-name="Table9.1">
          <table:table-cell table:style-name="Table9.A3" office:value-type="string">
            <text:p text:style-name="P26">VCC/RAW</text:p>
          </table:table-cell>
          <table:table-cell table:style-name="Table9.A3" office:value-type="string">
            <text:p text:style-name="P26">—</text:p>
          </table:table-cell>
          <table:table-cell table:style-name="Table9.A3" office:value-type="string">
            <text:p text:style-name="P26">—</text:p>
          </table:table-cell>
          <table:table-cell table:style-name="Table9.A3" office:value-type="string">
            <text:p text:style-name="P26">Power from USB during development</text:p>
          </table:table-cell>
        </table:table-row>
      </table:table>
      <text:p text:style-name="P7"/>
      <table:table table:name="Table10" table:style-name="Table10">
        <table:table-column table:style-name="Table10.A"/>
        <table:table-row table:style-name="Table10.1">
          <table:table-cell table:style-name="Table10.A1" office:value-type="string">
            <text:p text:style-name="Standard"><text:span text:style-name="T9">CAUTION: </text:span><text:span text:style-name="T10">During development, power the Arduino from USB (laptop) and the head unit from the bench PSU. Connect ONLY the GND between them (pin 2). Do NOT connect the Arduino to the head unit’s +12V (pin 3) at this stage.</text:span></text:p>
          </table:table-cell>
        </table:table-row>
      </table:table>
      <text:p text:style-name="P7"/>
      <text:list text:continue-numbering="true" text:style-name="WWNum3">
        <text:list-item>
          <text:p text:style-name="P16">Keep the logic analyzer connected in parallel so you can observe both the head unit’s transmissions and the Arduino’s responses simultaneously. This is essential for debugging timing issues.</text:p>
        </text:list-item>
      </text:list>
      <text:h text:style-name="P13" text:outline-level="3">4.3.2 Handshake Implementation</text:h>
      <text:list text:continue-numbering="true" text:style-name="WWNum3">
        <text:list-item>
          <text:p text:style-name="P16">Write Arduino firmware that monitors CH-REQH (D3) for a falling edge (head unit initiating transfer). Use an external interrupt (attachInterrupt on INT1) for fast response.</text:p>
        </text:list-item>
        <text:list-item>
          <text:p text:style-name="P16">When CH-REQH goes LOW, the Arduino should: (a) begin reading data bytes on CH-DATAH clocked by CLK, (b) after receiving the complete polling message, pull CH-REQC (D6) LOW to acknowledge.</text:p>
        </text:list-item>
        <text:list-item>
          <text:p text:style-name="P18"><text:soft-page-break/><text:span text:style-name="T5">Based on the polling command decoded in Phase 2, prepare a response byte sequence. Start with the minimum viable response: a status message indicating "changer present, no disc loaded" (typically status byte 0xC1 per Mictronics documentation). This is safer than claiming discs are loaded before audio is working.</text:span></text:p>
        </text:list-item>
        <text:list-item>
          <text:p text:style-name="P16">Transmit the response on CH-DATAC (D5), synchronized to the CLK signal, then release CH-REQC HIGH.</text:p>
        </text:list-item>
        <text:list-item>
          <text:p text:style-name="P16">Upload the firmware and capture the exchange with the logic analyzer. Record the result on the test log.</text:p>
        </text:list-item>
        <text:list-item>
          <text:p text:style-name="P16">The critical success indicator is the head unit’s display. It should change from the "NO CHANGER" / searching state to something acknowledging a connected changer (e.g., displaying "NO DISC" or "CD 1" or similar). Photograph the display and record the exact text.</text:p>
        </text:list-item>
      </text:list>
      <text:p text:style-name="P7"/>
      <text:p text:style-name="P7"><text:span text:style-name="T4">Pass Criteria: </text:span><text:span text:style-name="T3">Head unit display changes from “no changer” state to “changer connected” state. Logic analyzer capture shows valid bidirectional data exchange. No error states triggered on the head unit.</text:span></text:p>
      <text:p text:style-name="P7"><text:span text:style-name="T4">Expected Iterations: </text:span><text:span text:style-name="T3">This phase typically requires 5–15 iterations to get the handshake timing right. The test log form has space for multiple attempts. Common failure modes include: response too slow (head unit times out), wrong byte order, incorrect bit timing relative to clock edges, and missing or extra bytes in the response.</text:span></text:p>
      <text:p text:style-name="Standard"/>
      <text:h text:style-name="P12" text:outline-level="2">4.4 Phase 4: Command Mapping</text:h>
      <text:p text:style-name="P7"><text:span text:style-name="T4">Objective: </text:span><text:span text:style-name="T3">Systematically map every head unit command (play, pause, next track, next disc, etc.) by pressing each button while capturing the protocol exchange. Build a complete command reference table.</text:span></text:p>
      <text:p text:style-name="P7"><text:span text:style-name="T4">Entry Criteria: </text:span><text:span text:style-name="T3">Phase 3 passed. Handshake stable. Arduino responds to periodic status polls without head unit dropping the connection.</text:span></text:p>
      <text:p text:style-name="P7"><text:span text:style-name="T4">Reference: </text:span><text:span text:style-name="T3">Record results on Test Log Tab "Phase 4 — Command Map."</text:span></text:p>
      <text:p text:style-name="P7"/>
      <text:list xml:id="list230836025755430" text:continue-numbering="true" text:style-name="WWNum3">
        <text:list-item>
          <text:p text:style-name="P16">Update the Arduino firmware to respond to status polls with "disc loaded, stopped" status (indicating disc 1 is present with, e.g., 10 tracks). This should cause the head unit to enable its transport controls.</text:p>
        </text:list-item>
        <text:list-item>
          <text:p text:style-name="P16">Prepare a systematic button matrix. For each button/action on the head unit face, you will perform one capture. The buttons to test include:</text:p>
        </text:list-item>
      </text:list>
      <text:list xml:id="list230836922106855" text:continue-list="list230836611395283" text:style-name="WWNum2">
        <text:list-item>
          <text:p text:style-name="P15">Play / Pause</text:p>
        </text:list-item>
        <text:list-item>
          <text:p text:style-name="P15">Next Track (▶▶)</text:p>
        </text:list-item>
        <text:list-item>
          <text:p text:style-name="P15">Previous Track (◀◀)</text:p>
        </text:list-item>
        <text:list-item>
          <text:p text:style-name="P15">Fast Forward (hold Next Track)</text:p>
        </text:list-item>
        <text:list-item>
          <text:p text:style-name="P15">Fast Reverse (hold Previous Track)</text:p>
        </text:list-item>
        <text:list-item>
          <text:p text:style-name="P15">Disc Up / Disc Down (or direct disc select buttons 1–6/10)</text:p>
        </text:list-item>
        <text:list-item>
          <text:p text:style-name="P15">Repeat mode toggle</text:p>
        </text:list-item>
        <text:list-item>
          <text:p text:style-name="P15">Random/Shuffle mode toggle</text:p>
        </text:list-item>
        <text:list-item>
          <text:p text:style-name="P15">Any other buttons that are active in CD changer mode</text:p>
        </text:list-item>
      </text:list>
      <text:list text:continue-list="list230836025755430" text:style-name="WWNum3">
        <text:list-item>
          <text:p text:style-name="P16">For each button: (a) start a logic analyzer capture, (b) press the button once, (c) stop capture, (d) decode the command bytes, (e) record the hex values on the test log form, (f) save the capture file as P4_cmd_[name]_001.sr.</text:p>
        </text:list-item>
        <text:list-item>
          <text:p text:style-name="P16">For commands that expect a state change response (e.g., play should cause the changer to start sending time updates), note what happens when the Arduino does NOT respond with the expected status change. Does the head unit retry? Time out? Revert to a previous state? Record these timeout behaviors.</text:p>
        </text:list-item>
        <text:list-item>
          <text:p text:style-name="P16">Build the definitive command map table from your captures. Compare every byte against the Mictronics documentation. Note any commands that differ from the documented protocol.</text:p>
        </text:list-item>
      </text:list>
      <text:p text:style-name="P7"/>
      <text:p text:style-name="P7"><text:span text:style-name="T4">Pass Criteria: </text:span><text:span text:style-name="T3">All accessible head unit controls mapped to hex command bytes. At least play, stop, next/previous track, and disc selection confirmed. Command map table complete and cross-referenced against published documentation.</text:span></text:p>
      <text:p text:style-name="Standard"/>
      <text:h text:style-name="P12" text:outline-level="2">4.5 Phase 5: Audio Playback Integration</text:h>
      <text:p text:style-name="P7"><text:span text:style-name="T4">Objective: </text:span><text:span text:style-name="T3">Connect the Raspberry Pi 4 with I2S DAC to the audio input pins, implement full command responses on the Arduino, and achieve end-to-end music playback controlled by the head unit’s buttons.</text:span></text:p>
      <text:p text:style-name="P7"><text:span text:style-name="T4">Entry Criteria: </text:span><text:span text:style-name="T3">Phase 4 passed with complete command map. Raspberry Pi 4 configured with OS and audio software. PCM5102A DAC module wired and tested independently (plays audio to headphones).</text:span></text:p>
      <text:p text:style-name="P7"><text:span text:style-name="T4">Reference: </text:span><text:span text:style-name="T3">Record results on Test Log Tab "Phase 5 — Integration."</text:span></text:p>
      <text:p text:style-name="P7"/>
      <text:h text:style-name="P13" text:outline-level="3">4.5.1 Audio Chain Setup</text:h>
      <text:list text:continue-numbering="true" text:style-name="WWNum3">
        <text:list-item>
          <text:p text:style-name="P16">Connect the PCM5102A DAC’s line-level outputs to the 13-pin DIN connector: DAC Left output to pin 12 (L-CH), DAC Right output to pin 8 (R-CH), DAC ground to pin 6 (AGND).</text:p>
        </text:list-item>
        <text:list-item>
          <text:p text:style-name="P16">If Phase 1 determined that pin 6 and pin 2 are isolated, keep the DAC ground connected ONLY to pin 6. Run a separate ground wire from the Pi/Arduino digital ground to pin 2. This prevents ground loop hum.</text:p>
        </text:list-item>
        <text:list-item>
          <text:p text:style-name="P16">Configure the Raspberry Pi audio output to use the I2S DAC. Add dtoverlay=hifiberry-dac to /boot/config.txt (or the appropriate overlay for your DAC module). Reboot and verify with aplay -l that the DAC appears as a sound device.</text:p>
        </text:list-item>
        <text:list-item>
          <text:p text:style-name="P16">Test audio output independently: play a known audio file through the DAC into headphones or a powered speaker to verify clean output before connecting to the head unit.</text:p>
        </text:list-item>
      </text:list>
      <text:h text:style-name="P13" text:outline-level="3">4.5.2 Arduino-Pi Serial Bridge</text:h>
      <text:list text:continue-numbering="true" text:style-name="WWNum3">
        <text:list-item>
          <text:p text:style-name="P16">Connect the Arduino’s serial TX/RX to the Raspberry Pi’s GPIO UART (GPIO 14/15). Use a simple voltage divider or level shifter on the Arduino TX line (5V to 3.3V) to protect the Pi’s GPIO. The Pi’s 3.3V TX is typically read correctly by the Arduino’s 5V logic.</text:p>
        </text:list-item>
        <text:list-item>
          <text:p text:style-name="P16">Define a simple serial command protocol between the Arduino and Pi. For example: "PLAY\n", "STOP\n", "NEXT\n", "PREV\n", "DISC:3\n" (disc change), "STATUS?\n" (Pi reports current state back to Arduino).</text:p>
        </text:list-item>
        <text:list-item>
          <text:p text:style-name="P16">Implement a Python script or MPD client on the Pi that receives serial commands and controls audio playback. The Pi should report track number and elapsed time back to the Arduino so it can relay accurate status to the head unit.</text:p>
        </text:list-item>
      </text:list>
      <text:h text:style-name="P13" text:outline-level="3">4.5.3 End-to-End Validation</text:h>
      <text:list xml:id="list230836339345343" text:continue-numbering="true" text:style-name="WWNum3">
        <text:list-item>
          <text:p text:style-name="P16">Organize test audio files into folders: CD01/ through CD10/, each containing numbered MP3 or FLAC files (01.mp3, 02.mp3, etc.).</text:p>
        </text:list-item>
        <text:list-item>
          <text:p text:style-name="P16">Power on the full system. Verify the head unit recognizes the changer and displays disc/track information.</text:p>
        </text:list-item>
        <text:list-item>
          <text:p text:style-name="P16">Test each command from the Phase 4 command map and verify the correct behavior:</text:p>
        </text:list-item>
      </text:list>
      <text:list xml:id="list230836876184124" text:continue-list="list230836922106855" text:style-name="WWNum2">
        <text:list-item>
          <text:p text:style-name="P15">Play: Audio begins; head unit shows track 1, time counting up</text:p>
        </text:list-item>
        <text:list-item>
          <text:p text:style-name="P15">Next Track: Advances to next file; display updates</text:p>
        </text:list-item>
        <text:list-item>
          <text:p text:style-name="P15">Previous Track: Returns to previous file</text:p>
        </text:list-item>
        <text:list-item>
          <text:p text:style-name="P15">Disc Change: Pi switches to a different folder; brief mute during transition</text:p>
        </text:list-item>
        <text:list-item>
          <text:p text:style-name="P14"><text:soft-page-break/><text:span text:style-name="T5">Repeat: Current track loops</text:span></text:p>
        </text:list-item>
        <text:list-item>
          <text:p text:style-name="P15">Shuffle: Random track order within current disc/folder</text:p>
        </text:list-item>
      </text:list>
      <text:list text:continue-list="list230836339345343" text:style-name="WWNum3">
        <text:list-item>
          <text:p text:style-name="P16">Perform a long-duration soak test: let the system play continuously for at least 1 hour. Monitor for audio dropouts, display freezes, protocol disconnections, or the head unit reverting to a "no changer" state.</text:p>
        </text:list-item>
        <text:list-item>
          <text:p text:style-name="P16">Test power cycling: turn the bench PSU off and on (simulating ignition off/on). Verify the system re-initializes correctly and resumes or resets to a known state.</text:p>
        </text:list-item>
      </text:list>
      <text:p text:style-name="P7"/>
      <text:p text:style-name="P7"><text:span text:style-name="T4">Pass Criteria: </text:span><text:span text:style-name="T3">All mapped commands produce correct audio and display behavior. 1-hour soak test completes with no protocol disconnections. Power cycle recovery works within 5 seconds. Audio quality is clean with no audible hum, hiss, or digital artifacts.</text:span></text:p>
      <text:h text:style-name="P10" text:outline-level="1">5. Incident Reporting</text:h>
      <text:p text:style-name="P28">When a test produces unexpected results, record a Test Incident on the "Incidents" tab of the test log workbook. Each incident should include: the phase and step where it occurred, what was expected versus what was observed, a photograph or logic analyzer screenshot if applicable, and the root cause once determined.</text:p>
      <text:p text:style-name="P28">For an open-source project, incidents are valuable documentation. Even resolved issues should be preserved in the project repository as they help future builders troubleshoot similar problems.</text:p>
      <text:p text:style-name="P28">Severity classification:</text:p>
      <text:list text:continue-list="list230836876184124" text:style-name="WWNum2">
        <text:list-item>
          <text:p text:style-name="P15">Critical: Head unit damaged, magic smoke, or safety concern. STOP all testing immediately.</text:p>
        </text:list-item>
        <text:list-item>
          <text:p text:style-name="P15">Major: Protocol communication fails entirely; cannot proceed to next phase.</text:p>
        </text:list-item>
        <text:list-item>
          <text:p text:style-name="P15">Minor: Specific command doesn’t work as expected, but overall protocol functions. Can proceed.</text:p>
        </text:list-item>
        <text:list-item>
          <text:p text:style-name="P15">Observation: Behavior differs from documentation but does not affect functionality.</text:p>
        </text:list-item>
      </text:list>
      <text:h text:style-name="P10" text:outline-level="1">6. File Naming Convention</text:h>
      <text:p text:style-name="P28">Use consistent naming for all captured data, photographs, and firmware versions throughout the project:</text:p>
      <text:list text:continue-numbering="true" text:style-name="WWNum2">
        <text:list-item>
          <text:p text:style-name="P15">Logic analyzer captures: P[phase]_[description]_[sequence].sr (e.g., P2_idle_capture_003.sr)</text:p>
        </text:list-item>
        <text:list-item>
          <text:p text:style-name="P15">Screenshots/photos: P[phase]_[description]_[sequence].png</text:p>
        </text:list-item>
        <text:list-item>
          <text:p text:style-name="P15">Firmware versions: fw_v[major].[minor]_[description].ino (e.g., fw_v0.3_handshake_ack.ino)</text:p>
        </text:list-item>
        <text:list-item>
          <text:p text:style-name="P15">Test logs: TL-KRC3006-01_[date].<text:span text:style-name="T12">ods</text:span></text:p>
        </text:list-item>
      </text:list>
      <text:p text:style-name="P28">Commit all artifacts to the project Git repository at the end of each test session.</text:p>
      <text:h text:style-name="P10" text:outline-level="1">7. Safety Precautions</text:h>
      <text:list text:continue-numbering="true" text:style-name="WWNum2">
        <text:list-item>
          <text:p text:style-name="P15">Always verify polarity before applying power to the head unit.</text:p>
        </text:list-item>
        <text:list-item>
          <text:p text:style-name="P15">Keep the bench PSU current limit at 2A (raise to 3A only if needed for startup, then reduce).</text:p>
        </text:list-item>
        <text:list-item>
          <text:p text:style-name="P14"><text:span text:style-name="T5">Never connect the logic analyzer or Arduino to the 13-pin DIN connector while the head </text:span><text:soft-page-break/><text:span text:style-name="T5">unit is unpowered and the PSU is off. Static discharge could damage components.</text:span></text:p>
        </text:list-item>
        <text:list-item>
          <text:p text:style-name="P15">If any component becomes hot to the touch or produces smoke or unusual odor, immediately disconnect power and investigate before proceeding.</text:p>
        </text:list-item>
        <text:list-item>
          <text:p text:style-name="P15">When eventually installing in a vehicle, disconnect the vehicle battery negative terminal before working on any wiring.</text:p>
        </text:list-item>
        <text:list-item>
          <text:p text:style-name="P15">Lead-free solder is recommended. Work in a ventilated area when soldering.</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25in" fo:margin-bottom="0.139in" style:contextual-spacing="false"/>
      <style:text-properties fo:color="#1f4e79" loext:opacity="100%"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text">
      <style:paragraph-properties fo:margin-top="0.1945in" fo:margin-bottom="0.111in" style:contextual-spacing="false"/>
      <style:text-properties fo:color="#2e75b6" loext:opacity="100%"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3" style:display-name="Heading 3" style:family="paragraph" style:parent-style-name="Heading" style:default-outline-level="3" style:list-style-name="" style:class="text">
      <style:paragraph-properties fo:margin-top="0.139in" fo:margin-bottom="0.0835in" style:contextual-spacing="false"/>
      <style:text-properties fo:color="#3b8ed0"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1pt"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11" style:display-name="ListLabel 11" style:family="text">
      <style:text-properties style:font-name="Arial" fo:font-family="Arial" style:font-family-generic="roman" style:font-pitch="variable" fo:font-size="11pt"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12" style:display-name="ListLabel 12" style:family="text">
      <style:text-properties fo:font-size="11pt"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2" loext:num-list-format="•" style:num-suffix="•" text:bullet-char="•">
        <style:list-level-properties text:list-level-position-and-space-mode="label-alignment">
          <style:list-level-label-alignment text:label-followed-by="listtab" fo:text-indent="-0.25in" fo:margin-left="0.75in"/>
        </style:list-level-properties>
        <style:text-properties style:font-name="Arial3"/>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fo:padding-left="0in" fo:padding-right="0in" fo:padding-top="0in" fo:padding-bottom="0.0555in" fo:border-left="none" fo:border-right="none" fo:border-top="none" fo:border-bottom="0.51pt solid #cccccc"/>
      <style:text-properties fo:color="#999999" loext:opacity="100%" style:font-name="Arial" fo:font-size="8pt" fo:font-style="italic" style:font-name-asian="Arial2" style:font-size-asian="8pt" style:font-style-asian="italic" style:font-name-complex="Arial2" style:font-size-complex="8pt" style:font-style-complex="italic"/>
    </style:style>
    <style:style style:name="MP2" style:family="paragraph" style:parent-style-name="Standard">
      <style:paragraph-properties fo:text-align="center" style:justify-single-word="false" fo:padding-left="0in" fo:padding-right="0in" fo:padding-top="0.0555in" fo:padding-bottom="0in" fo:border-left="none" fo:border-right="none" fo:border-top="0.51pt solid #cccccc" fo:border-bottom="none"/>
    </style:style>
    <style:style style:name="MT1" style:family="text">
      <style:text-properties fo:color="#999999" loext:opacity="100%" style:font-name="Arial" fo:font-size="8pt" style:font-name-asian="Arial2" style:font-size-asian="8pt" style:font-name-complex="Arial2" style:font-size-complex="8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P-KRC3006-001 Rev A <text:s/>— <text:s/>Kenwood KRC-3006 CD Changer Protocol</text:p>
      </style:header>
      <style:footer>
        <text:p text:style-name="MP2"><text:span text:style-name="MT1">Open Source Project <text:s/>— <text:s/>Page </text:span><text:page-number text:select-page="current">1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n-named</meta:initial-creator>
    <meta:editing-cycles>2</meta:editing-cycles>
    <meta:creation-date>2026-02-27T05:37:14.120000000</meta:creation-date>
    <dc:date>2026-03-09T23:08:35.020000000</dc:date>
    <meta:generator>LibreOffice/7.6.0.3$Windows_X86_64 LibreOffice_project/69edd8b8ebc41d00b4de3915dc82f8f0fc3b6265</meta:generator>
    <meta:editing-duration>PT1H11M4S</meta:editing-duration>
    <meta:document-statistic meta:table-count="10" meta:image-count="0" meta:object-count="0" meta:page-count="13" meta:paragraph-count="368" meta:word-count="3761" meta:character-count="23633" meta:non-whitespace-character-count="20331"/>
  </office:meta>
</office:document-meta>
</file>